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pt"/>
    </style:style>
    <style:style style:name="co12" style:family="table-column">
      <style:table-column-properties fo:break-before="auto" style:column-width="218.24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69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1.51pt"/>
    </style:style>
    <style:style style:name="co19" style:family="table-column">
      <style:table-column-properties fo:break-before="auto" style:column-width="16.5pt"/>
    </style:style>
    <style:style style:name="co20" style:family="table-column">
      <style:table-column-properties fo:break-before="auto" style:column-width="64.49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44.25pt"/>
    </style:style>
    <style:style style:name="co23" style:family="table-column">
      <style:table-column-properties fo:break-before="auto" style:column-width="137.25pt"/>
    </style:style>
    <style:style style:name="co24" style:family="table-column">
      <style:table-column-properties fo:break-before="auto" style:column-width="78.75pt"/>
    </style:style>
    <style:style style:name="co25" style:family="table-column">
      <style:table-column-properties fo:break-before="auto" style:column-width="54.74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73.5pt"/>
    </style:style>
    <style:style style:name="co28" style:family="table-column">
      <style:table-column-properties fo:break-before="auto" style:column-width="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81.01pt"/>
    </style:style>
    <style:style style:name="co39" style:family="table-column">
      <style:table-column-properties fo:break-before="auto" style:column-width="82.49pt"/>
    </style:style>
    <style:style style:name="co40" style:family="table-column">
      <style:table-column-properties fo:break-before="auto" style:column-width="63.75pt"/>
    </style:style>
    <style:style style:name="co41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32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00" style:cell-protect="protected" style:print-content="true"/>
    </style:style>
    <style:style style:name="ce41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height="true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2pt" fo:language="en" fo:country="US" style:language-asian="en" style:country-asian="US" style:language-complex="ar" style:country-complex="SA" style:font-name-asian="Calibri" style:font-name-complex="Times New Roman" style:font-size-asian="12pt" style:font-size-complex="12pt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1" fo:font-size="12pt" fo:language="en" fo:country="US" style:font-name-asian="Calibri1" style:font-size-asian="12pt" style:language-asian="en" style:country-asian="US" style:font-name-complex="Times New Roman" style:font-size-complex="12pt" style:language-complex="ar" style:country-complex="SA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2" table:row="1" table:table="0"/>
          <office:change-info>
            <dc:creator> </dc:creator>
            <dc:date>2020-02-07T10:17:17.656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2">
          <table:cell-address table:column="0" table:row="1" table:table="1"/>
          <office:change-info>
            <dc:creator> </dc:creator>
            <dc:date>2020-02-07T10:17:23.453000000</dc:date>
          </office:change-info>
          <table:previous>
            <table:change-track-table-cell office:value-type="float" office:value="2"/>
          </table:previous>
        </table:cell-content-change>
        <table:cell-content-change table:id="ct3">
          <table:cell-address table:column="2" table:row="1" table:table="1"/>
          <office:change-info>
            <dc:creator> </dc:creator>
            <dc:date>2020-02-07T10:17:54.353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">
          <table:cell-address table:column="2" table:row="2" table:table="1"/>
          <office:change-info>
            <dc:creator> </dc:creator>
            <dc:date>2020-02-07T10:18:01.793000000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3" table:table="1"/>
          <office:change-info>
            <dc:creator> </dc:creator>
            <dc:date>2020-02-07T10:18:14.505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4" table:table="1"/>
          <office:change-info>
            <dc:creator> </dc:creator>
            <dc:date>2020-02-07T10:18:21.188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2" table:row="5" table:table="1"/>
          <office:change-info>
            <dc:creator> </dc:creator>
            <dc:date>2020-02-07T10:18:25.507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6" table:table="1"/>
          <office:change-info>
            <dc:creator> </dc:creator>
            <dc:date>2020-02-07T10:18:28.275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7" table:table="1"/>
          <office:change-info>
            <dc:creator> </dc:creator>
            <dc:date>2020-02-07T10:18:32.843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8" table:table="1"/>
          <office:change-info>
            <dc:creator> </dc:creator>
            <dc:date>2020-02-07T10:19:04.185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2" table:row="9" table:table="1"/>
          <office:change-info>
            <dc:creator> </dc:creator>
            <dc:date>2020-02-07T10:19:06.053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9" table:table="1"/>
          <office:change-info>
            <dc:creator> </dc:creator>
            <dc:date>2020-02-07T10:19:15.158000000</dc:date>
          </office:change-info>
          <table:previous table:id="ct11">
            <table:change-track-table-cell office:value-type="string">
              <text:p>Read Group Meeting 1</text:p>
            </table:change-track-table-cell>
          </table:previous>
        </table:cell-content-change>
        <table:cell-content-change table:id="ct13">
          <table:cell-address table:column="2" table:row="9" table:table="1"/>
          <office:change-info>
            <dc:creator> </dc:creator>
            <dc:date>2020-02-07T10:19:18.474000000</dc:date>
          </office:change-info>
          <table:previous table:id="ct12">
            <table:change-track-table-cell office:value-type="string">
              <text:p>Read Group Meeting </text:p>
            </table:change-track-table-cell>
          </table:previous>
        </table:cell-content-change>
        <table:cell-content-change table:id="ct14">
          <table:cell-address table:column="2" table:row="10" table:table="1"/>
          <office:change-info>
            <dc:creator> </dc:creator>
            <dc:date>2020-02-07T10:19:19.174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10" table:table="1"/>
          <office:change-info>
            <dc:creator> </dc:creator>
            <dc:date>2020-02-07T10:19:25.020000000</dc:date>
          </office:change-info>
          <table:previous table:id="ct14">
            <table:change-track-table-cell office:value-type="string">
              <text:p>Read Group Meeting </text:p>
            </table:change-track-table-cell>
          </table:previous>
        </table:cell-content-change>
        <table:cell-content-change table:id="ct16">
          <table:cell-address table:column="2" table:row="11" table:table="1"/>
          <office:change-info>
            <dc:creator> </dc:creator>
            <dc:date>2020-02-07T10:19:25.473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2" table:table="1"/>
          <office:change-info>
            <dc:creator> </dc:creator>
            <dc:date>2020-02-07T10:19:26.126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13" table:table="1"/>
          <office:change-info>
            <dc:creator> </dc:creator>
            <dc:date>2020-02-07T10:19:26.533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14" table:table="1"/>
          <office:change-info>
            <dc:creator> </dc:creator>
            <dc:date>2020-02-07T10:19:26.871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11" table:table="1"/>
          <office:change-info>
            <dc:creator> </dc:creator>
            <dc:date>2020-02-07T10:19:31.252000000</dc:date>
          </office:change-info>
          <table:previous table:id="ct16">
            <table:change-track-table-cell office:value-type="string">
              <text:p>Read Group Meeting </text:p>
            </table:change-track-table-cell>
          </table:previous>
        </table:cell-content-change>
        <table:cell-content-change table:id="ct21">
          <table:cell-address table:column="2" table:row="12" table:table="1"/>
          <office:change-info>
            <dc:creator> </dc:creator>
            <dc:date>2020-02-07T10:19:34.154000000</dc:date>
          </office:change-info>
          <table:previous table:id="ct17">
            <table:change-track-table-cell office:value-type="string">
              <text:p>Read Group Meeting </text:p>
            </table:change-track-table-cell>
          </table:previous>
        </table:cell-content-change>
        <table:cell-content-change table:id="ct22">
          <table:cell-address table:column="2" table:row="13" table:table="1"/>
          <office:change-info>
            <dc:creator> </dc:creator>
            <dc:date>2020-02-07T10:19:36.404000000</dc:date>
          </office:change-info>
          <table:previous table:id="ct18">
            <table:change-track-table-cell office:value-type="string">
              <text:p>Read Group Meeting </text:p>
            </table:change-track-table-cell>
          </table:previous>
        </table:cell-content-change>
        <table:cell-content-change table:id="ct23">
          <table:cell-address table:column="2" table:row="14" table:table="1"/>
          <office:change-info>
            <dc:creator> </dc:creator>
            <dc:date>2020-02-07T10:19:39.037000000</dc:date>
          </office:change-info>
          <table:previous table:id="ct19">
            <table:change-track-table-cell office:value-type="string">
              <text:p>Read Group Meeting </text:p>
            </table:change-track-table-cell>
          </table:previous>
        </table:cell-content-change>
        <table:cell-content-change table:id="ct24">
          <table:cell-address table:column="4" table:row="2" table:table="1"/>
          <office:change-info>
            <dc:creator> </dc:creator>
            <dc:date>2020-02-07T10:19:58.727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" table:table="1"/>
          <office:change-info>
            <dc:creator> </dc:creator>
            <dc:date>2020-02-07T10:20:02.197000000</dc:date>
          </office:change-info>
          <table:previous>
            <table:change-track-table-cell office:value-type="float" office:value="43850"/>
          </table:previous>
        </table:cell-content-change>
        <table:cell-content-change table:id="ct26">
          <table:cell-address table:column="4" table:row="2" table:table="1"/>
          <office:change-info>
            <dc:creator> </dc:creator>
            <dc:date>2020-02-07T10:20:05.051000000</dc:date>
          </office:change-info>
          <table:previous table:id="ct24">
            <table:change-track-table-cell office:value-type="float" office:value="43867"/>
          </table:previous>
        </table:cell-content-change>
        <table:cell-content-change table:id="ct27">
          <table:cell-address table:column="4" table:row="3" table:table="1"/>
          <office:change-info>
            <dc:creator> </dc:creator>
            <dc:date>2020-02-07T10:20:07.623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4" table:table="1"/>
          <office:change-info>
            <dc:creator> </dc:creator>
            <dc:date>2020-02-07T10:20:11.200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5" table:table="1"/>
          <office:change-info>
            <dc:creator> </dc:creator>
            <dc:date>2020-02-07T10:20:16.364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4" table:row="6" table:table="1"/>
          <office:change-info>
            <dc:creator> </dc:creator>
            <dc:date>2020-02-07T10:20:20.870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4" table:row="7" table:table="1"/>
          <office:change-info>
            <dc:creator> </dc:creator>
            <dc:date>2020-02-07T10:20:29.264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4" table:row="8" table:table="1"/>
          <office:change-info>
            <dc:creator> </dc:creator>
            <dc:date>2020-02-07T10:20:51.621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4" table:row="9" table:table="1"/>
          <office:change-info>
            <dc:creator> </dc:creator>
            <dc:date>2020-02-07T10:20:56.188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10" table:table="1"/>
          <office:change-info>
            <dc:creator> </dc:creator>
            <dc:date>2020-02-07T10:21:08.945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4" table:row="11" table:table="1"/>
          <office:change-info>
            <dc:creator> </dc:creator>
            <dc:date>2020-02-07T10:21:12.063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4" table:row="12" table:table="1"/>
          <office:change-info>
            <dc:creator> </dc:creator>
            <dc:date>2020-02-07T10:21:15.606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4" table:row="13" table:table="1"/>
          <office:change-info>
            <dc:creator> </dc:creator>
            <dc:date>2020-02-07T10:21:18.455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4" table:row="14" table:table="1"/>
          <office:change-info>
            <dc:creator> </dc:creator>
            <dc:date>2020-02-07T10:21:21.520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2" table:table="1"/>
          <office:change-info>
            <dc:creator> </dc:creator>
            <dc:date>2020-02-07T10:21:33.516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" table:table="1"/>
          <office:change-info>
            <dc:creator> </dc:creator>
            <dc:date>2020-02-07T10:21:33.829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4" table:table="1"/>
          <office:change-info>
            <dc:creator> </dc:creator>
            <dc:date>2020-02-07T10:21:34.167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5" table:table="1"/>
          <office:change-info>
            <dc:creator> </dc:creator>
            <dc:date>2020-02-07T10:21:34.438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6" table:table="1"/>
          <office:change-info>
            <dc:creator> </dc:creator>
            <dc:date>2020-02-07T10:21:34.865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7" table:table="1"/>
          <office:change-info>
            <dc:creator> </dc:creator>
            <dc:date>2020-02-07T10:21:35.901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8" table:table="1"/>
          <office:change-info>
            <dc:creator> </dc:creator>
            <dc:date>2020-02-07T10:21:36.261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9" table:table="1"/>
          <office:change-info>
            <dc:creator> </dc:creator>
            <dc:date>2020-02-07T10:21:36.665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10" table:table="1"/>
          <office:change-info>
            <dc:creator> </dc:creator>
            <dc:date>2020-02-07T10:21:39.208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11" table:table="1"/>
          <office:change-info>
            <dc:creator> </dc:creator>
            <dc:date>2020-02-07T10:21:40.196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10" table:table="1"/>
          <office:change-info>
            <dc:creator> </dc:creator>
            <dc:date>2020-02-07T10:21:41.480000000</dc:date>
          </office:change-info>
          <table:previous table:id="ct47">
            <table:change-track-table-cell office:value-type="float" office:value="-1"/>
          </table:previous>
        </table:cell-content-change>
        <table:cell-content-change table:id="ct50">
          <table:cell-address table:column="3" table:row="11" table:table="1"/>
          <office:change-info>
            <dc:creator> </dc:creator>
            <dc:date>2020-02-07T10:21:42.604000000</dc:date>
          </office:change-info>
          <table:previous table:id="ct48">
            <table:change-track-table-cell office:value-type="float" office:value="1"/>
          </table:previous>
        </table:cell-content-change>
        <table:cell-content-change table:id="ct51">
          <table:cell-address table:column="3" table:row="12" table:table="1"/>
          <office:change-info>
            <dc:creator> </dc:creator>
            <dc:date>2020-02-07T10:21:43.527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3" table:table="1"/>
          <office:change-info>
            <dc:creator> </dc:creator>
            <dc:date>2020-02-07T10:21:44.179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14" table:table="1"/>
          <office:change-info>
            <dc:creator> </dc:creator>
            <dc:date>2020-02-07T10:21:45.417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7" table:table="1"/>
          <office:change-info>
            <dc:creator> </dc:creator>
            <dc:date>2020-02-07T10:21:49.827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0" table:row="6" table:table="1"/>
          <office:change-info>
            <dc:creator> </dc:creator>
            <dc:date>2020-02-07T10:21:50.119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0" table:row="5" table:table="1"/>
          <office:change-info>
            <dc:creator> </dc:creator>
            <dc:date>2020-02-07T10:21:50.345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4" table:table="1"/>
          <office:change-info>
            <dc:creator> </dc:creator>
            <dc:date>2020-02-07T10:21:50.570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" table:table="1"/>
          <office:change-info>
            <dc:creator> </dc:creator>
            <dc:date>2020-02-07T10:21:50.794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0" table:row="2" table:table="1"/>
          <office:change-info>
            <dc:creator> </dc:creator>
            <dc:date>2020-02-07T10:21:51.020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0" table:row="8" table:table="1"/>
          <office:change-info>
            <dc:creator> </dc:creator>
            <dc:date>2020-02-07T10:21:54.171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9" table:table="1"/>
          <office:change-info>
            <dc:creator> </dc:creator>
            <dc:date>2020-02-07T10:21:55.789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0" table:row="10" table:table="1"/>
          <office:change-info>
            <dc:creator> </dc:creator>
            <dc:date>2020-02-07T10:21:56.059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0" table:row="11" table:table="1"/>
          <office:change-info>
            <dc:creator> </dc:creator>
            <dc:date>2020-02-07T10:21:56.285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 </dc:creator>
            <dc:date>2020-02-07T10:21:56.532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0" table:row="13" table:table="1"/>
          <office:change-info>
            <dc:creator> </dc:creator>
            <dc:date>2020-02-07T10:21:56.759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0" table:row="14" table:table="1"/>
          <office:change-info>
            <dc:creator> </dc:creator>
            <dc:date>2020-02-07T10:21:57.229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2" table:table="1"/>
          <office:change-info>
            <dc:creator> </dc:creator>
            <dc:date>2020-02-07T10:21:59.681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1" table:row="3" table:table="1"/>
          <office:change-info>
            <dc:creator> </dc:creator>
            <dc:date>2020-02-07T10:21:59.975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1" table:row="4" table:table="1"/>
          <office:change-info>
            <dc:creator> </dc:creator>
            <dc:date>2020-02-07T10:22:00.267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1" table:row="5" table:table="1"/>
          <office:change-info>
            <dc:creator> </dc:creator>
            <dc:date>2020-02-07T10:22:00.514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1" table:row="6" table:table="1"/>
          <office:change-info>
            <dc:creator> </dc:creator>
            <dc:date>2020-02-07T10:22:02.765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6" table:table="1"/>
          <office:change-info>
            <dc:creator> </dc:creator>
            <dc:date>2020-02-07T10:22:04.362000000</dc:date>
          </office:change-info>
          <table:previous table:id="ct71">
            <table:change-track-table-cell office:value-type="float" office:value="4"/>
          </table:previous>
        </table:cell-content-change>
        <table:cell-content-change table:id="ct73">
          <table:cell-address table:column="1" table:row="6" table:table="1"/>
          <office:change-info>
            <dc:creator> </dc:creator>
            <dc:date>2020-02-07T10:22:05.104000000</dc:date>
          </office:change-info>
          <table:previous table:id="ct72">
            <table:change-track-table-cell office:value-type="float" office:value="5"/>
          </table:previous>
        </table:cell-content-change>
        <table:cell-content-change table:id="ct74">
          <table:cell-address table:column="1" table:row="7" table:table="1"/>
          <office:change-info>
            <dc:creator> </dc:creator>
            <dc:date>2020-02-07T10:22:07.084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8" table:table="1"/>
          <office:change-info>
            <dc:creator> </dc:creator>
            <dc:date>2020-02-07T10:22:07.446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8" table:table="1"/>
          <office:change-info>
            <dc:creator> </dc:creator>
            <dc:date>2020-02-07T10:22:09.494000000</dc:date>
          </office:change-info>
          <table:previous table:id="ct75">
            <table:change-track-table-cell office:value-type="float" office:value="8"/>
          </table:previous>
        </table:cell-content-change>
        <table:cell-content-change table:id="ct77">
          <table:cell-address table:column="1" table:row="9" table:table="1"/>
          <office:change-info>
            <dc:creator> </dc:creator>
            <dc:date>2020-02-07T10:22:09.897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10" table:table="1"/>
          <office:change-info>
            <dc:creator> </dc:creator>
            <dc:date>2020-02-07T10:22:10.257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1" table:row="11" table:table="1"/>
          <office:change-info>
            <dc:creator> </dc:creator>
            <dc:date>2020-02-07T10:22:10.63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" table:row="12" table:table="1"/>
          <office:change-info>
            <dc:creator> </dc:creator>
            <dc:date>2020-02-07T10:22:11.022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1" table:row="13" table:table="1"/>
          <office:change-info>
            <dc:creator> </dc:creator>
            <dc:date>2020-02-07T10:22:11.449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14" table:table="1"/>
          <office:change-info>
            <dc:creator> </dc:creator>
            <dc:date>2020-02-07T10:22:12.418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15" table:table="1"/>
          <office:change-info>
            <dc:creator> </dc:creator>
            <dc:date>2020-02-07T10:22:13.362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1" table:row="15" table:table="1"/>
          <office:change-info>
            <dc:creator> </dc:creator>
            <dc:date>2020-02-07T10:22:18.851000000</dc:date>
          </office:change-info>
          <table:previous table:id="ct83">
            <table:change-track-table-cell office:value-type="float" office:value="7"/>
          </table:previous>
        </table:cell-content-change>
        <table:cell-content-change table:id="ct85">
          <table:cell-address table:column="3" table:row="1" table:table="2"/>
          <office:change-info>
            <dc:creator> </dc:creator>
            <dc:date>2020-02-07T10:31:59.715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1" table:table="2"/>
          <office:change-info>
            <dc:creator> </dc:creator>
            <dc:date>2020-02-07T10:32:04.274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1" table:table="2"/>
          <office:change-info>
            <dc:creator> </dc:creator>
            <dc:date>2020-02-07T10:32:13.112000000</dc:date>
          </office:change-info>
          <table:previous table:id="ct85">
            <table:change-track-table-cell office:value-type="string">
              <text:p>Paper</text:p>
            </table:change-track-table-cell>
          </table:previous>
        </table:cell-content-change>
        <table:cell-content-change table:id="ct88">
          <table:cell-address table:column="4" table:row="1" table:table="2"/>
          <office:change-info>
            <dc:creator> </dc:creator>
            <dc:date>2020-02-07T10:32:13.112000000</dc:date>
          </office:change-info>
          <table:previous table:id="ct86">
            <table:change-track-table-cell office:value-type="string">
              <text:p>No</text:p>
            </table:change-track-table-cell>
          </table:previous>
        </table:cell-content-change>
        <table:cell-content-change table:id="ct89">
          <table:cell-address table:column="0" table:row="1" table:table="6"/>
          <office:change-info>
            <dc:creator> </dc:creator>
            <dc:date>2020-02-08T09:10:15.151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" table:row="1" table:table="6"/>
          <office:change-info>
            <dc:creator> </dc:creator>
            <dc:date>2020-02-08T09:10:16.795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2" table:row="1" table:table="6"/>
          <office:change-info>
            <dc:creator> </dc:creator>
            <dc:date>2020-02-08T09:11:04.831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1" table:table="6"/>
          <office:change-info>
            <dc:creator> </dc:creator>
            <dc:date>2020-02-08T09:11:08.680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1" table:table="2"/>
          <office:change-info>
            <dc:creator> </dc:creator>
            <dc:date>2020-02-08T09:12:02.499000000</dc:date>
          </office:change-info>
          <table:previous table:id="ct87">
            <table:change-track-table-cell/>
          </table:previous>
        </table:cell-content-change>
        <table:cell-content-change table:id="ct94">
          <table:cell-address table:column="4" table:row="1" table:table="2"/>
          <office:change-info>
            <dc:creator> </dc:creator>
            <dc:date>2020-02-08T09:12:04.345000000</dc:date>
          </office:change-info>
          <table:previous table:id="ct88">
            <table:change-track-table-cell/>
          </table:previous>
        </table:cell-content-change>
        <table:cell-content-change table:id="ct95">
          <table:cell-address table:column="0" table:row="1" table:table="6"/>
          <office:change-info>
            <dc:creator> </dc:creator>
            <dc:date>2020-02-08T09:28:01.550000000</dc:date>
          </office:change-info>
          <table:previous table:id="ct89">
            <table:change-track-table-cell office:value-type="date" office:date-value="2020-04-02"/>
          </table:previous>
        </table:cell-content-change>
        <table:cell-content-change table:id="ct96">
          <table:cell-address table:column="2" table:row="1" table:table="6"/>
          <office:change-info>
            <dc:creator> </dc:creator>
            <dc:date>2020-02-08T09:28:09.902000000</dc:date>
          </office:change-info>
          <table:previous table:id="ct91">
            <table:change-track-table-cell office:value-type="float" office:value="120"/>
          </table:previous>
        </table:cell-content-change>
        <table:cell-content-change table:id="ct97">
          <table:cell-address table:column="1" table:row="1" table:table="6"/>
          <office:change-info>
            <dc:creator> </dc:creator>
            <dc:date>2020-02-08T09:28:26.645000000</dc:date>
          </office:change-info>
          <table:previous table:id="ct90">
            <table:change-track-table-cell office:value-type="string">
              <text:p>tbd</text:p>
            </table:change-track-table-cell>
          </table:previous>
        </table:cell-content-change>
        <table:cell-content-change table:id="ct98">
          <table:cell-address table:column="3" table:row="1" table:table="2"/>
          <office:change-info>
            <dc:creator> </dc:creator>
            <dc:date>2020-02-08T09:28:40.297000000</dc:date>
          </office:change-info>
          <table:previous table:id="ct93">
            <table:change-track-table-cell office:value-type="string">
              <text:p>Paper</text:p>
            </table:change-track-table-cell>
          </table:previous>
        </table:cell-content-change>
        <table:cell-content-change table:id="ct99">
          <table:cell-address table:column="4" table:row="1" table:table="2"/>
          <office:change-info>
            <dc:creator> </dc:creator>
            <dc:date>2020-02-08T09:28:44.768000000</dc:date>
          </office:change-info>
          <table:previous table:id="ct94">
            <table:change-track-table-cell office:value-type="string">
              <text:p>no</text:p>
            </table:change-track-table-cell>
          </table:previous>
        </table:cell-content-change>
        <table:cell-content-change table:id="ct100">
          <table:cell-address table:column="5" table:row="1" table:table="2"/>
          <office:change-info>
            <dc:creator> </dc:creator>
            <dc:date>2020-02-08T09:28:52.273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6" table:row="1" table:table="2"/>
          <office:change-info>
            <dc:creator> </dc:creator>
            <dc:date>2020-02-08T09:29:00.719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1" table:table="2"/>
          <office:change-info>
            <dc:creator> </dc:creator>
            <dc:date>2020-02-08T09:29:16.355000000</dc:date>
          </office:change-info>
          <table:previous table:id="ct98">
            <table:change-track-table-cell office:value-type="string">
              <text:p>Research breif</text:p>
            </table:change-track-table-cell>
          </table:previous>
        </table:cell-content-change>
        <table:cell-content-change table:id="ct103">
          <table:cell-address table:column="3" table:row="1" table:table="2"/>
          <office:change-info>
            <dc:creator> </dc:creator>
            <dc:date>2020-02-08T09:29:17.996000000</dc:date>
          </office:change-info>
          <table:previous table:id="ct102">
            <table:change-track-table-cell office:value-type="string">
              <text:p>Research brieff</text:p>
            </table:change-track-table-cell>
          </table:previous>
        </table:cell-content-change>
        <table:cell-content-change table:id="ct104">
          <table:cell-address table:column="0" table:row="1" table:table="2"/>
          <office:change-info>
            <dc:creator> </dc:creator>
            <dc:date>2020-02-08T09:29:37.426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" table:row="1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6">
          <table:cell-address table:column="1" table:row="2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7">
          <table:cell-address table:column="1" table:row="3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8">
          <table:cell-address table:column="1" table:row="4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9">
          <table:cell-address table:column="1" table:row="5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0">
          <table:cell-address table:column="1" table:row="6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1">
          <table:cell-address table:column="1" table:row="7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2">
          <table:cell-address table:column="1" table:row="8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3">
          <table:cell-address table:column="1" table:row="9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4">
          <table:cell-address table:column="1" table:row="10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5">
          <table:cell-address table:column="1" table:row="11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6">
          <table:cell-address table:column="1" table:row="12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7">
          <table:cell-address table:column="1" table:row="13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8">
          <table:cell-address table:column="1" table:row="14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9">
          <table:cell-address table:column="1" table:row="15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0">
          <table:cell-address table:column="1" table:row="16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1">
          <table:cell-address table:column="1" table:row="17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2">
          <table:cell-address table:column="1" table:row="18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3">
          <table:cell-address table:column="1" table:row="19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4">
          <table:cell-address table:column="1" table:row="20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5">
          <table:cell-address table:column="1" table:row="21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6">
          <table:cell-address table:column="1" table:row="22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7">
          <table:cell-address table:column="1" table:row="23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8">
          <table:cell-address table:column="1" table:row="24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9">
          <table:cell-address table:column="1" table:row="25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0">
          <table:cell-address table:column="1" table:row="26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1">
          <table:cell-address table:column="1" table:row="27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2">
          <table:cell-address table:column="1" table:row="28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3">
          <table:cell-address table:column="1" table:row="29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4">
          <table:cell-address table:column="1" table:row="30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5">
          <table:cell-address table:column="1" table:row="31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6">
          <table:cell-address table:column="1" table:row="32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7">
          <table:cell-address table:column="1" table:row="33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8">
          <table:cell-address table:column="1" table:row="34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9">
          <table:cell-address table:column="1" table:row="35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0">
          <table:cell-address table:column="1" table:row="36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1">
          <table:cell-address table:column="1" table:row="37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2">
          <table:cell-address table:column="1" table:row="38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3">
          <table:cell-address table:column="1" table:row="39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4">
          <table:cell-address table:column="1" table:row="40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5">
          <table:cell-address table:column="1" table:row="41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6">
          <table:cell-address table:column="1" table:row="42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7">
          <table:cell-address table:column="1" table:row="43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8">
          <table:cell-address table:column="1" table:row="44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49">
          <table:cell-address table:column="1" table:row="45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50">
          <table:cell-address table:column="1" table:row="46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51">
          <table:cell-address table:column="1" table:row="47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52">
          <table:cell-address table:column="1" table:row="48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53">
          <table:cell-address table:column="1" table:row="49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54">
          <table:cell-address table:column="1" table:row="50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55">
          <table:cell-address table:column="1" table:row="51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56">
          <table:cell-address table:column="1" table:row="52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57">
          <table:cell-address table:column="1" table:row="53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58">
          <table:cell-address table:column="1" table:row="54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59">
          <table:cell-address table:column="1" table:row="55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60">
          <table:cell-address table:column="1" table:row="56" table:table="3"/>
          <office:change-info>
            <dc:creator> </dc:creator>
            <dc:date>2020-02-08T09:29:48.425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61">
          <table:cell-address table:column="2" table:row="1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"/>
          </table:previous>
        </table:cell-content-change>
        <table:cell-content-change table:id="ct162">
          <table:cell-address table:column="2" table:row="2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"/>
          </table:previous>
        </table:cell-content-change>
        <table:cell-content-change table:id="ct163">
          <table:cell-address table:column="2" table:row="3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"/>
          </table:previous>
        </table:cell-content-change>
        <table:cell-content-change table:id="ct164">
          <table:cell-address table:column="2" table:row="4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"/>
          </table:previous>
        </table:cell-content-change>
        <table:cell-content-change table:id="ct165">
          <table:cell-address table:column="2" table:row="5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2"/>
          </table:previous>
        </table:cell-content-change>
        <table:cell-content-change table:id="ct166">
          <table:cell-address table:column="2" table:row="6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2"/>
          </table:previous>
        </table:cell-content-change>
        <table:cell-content-change table:id="ct167">
          <table:cell-address table:column="2" table:row="7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2"/>
          </table:previous>
        </table:cell-content-change>
        <table:cell-content-change table:id="ct168">
          <table:cell-address table:column="2" table:row="8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2"/>
          </table:previous>
        </table:cell-content-change>
        <table:cell-content-change table:id="ct169">
          <table:cell-address table:column="2" table:row="9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3"/>
          </table:previous>
        </table:cell-content-change>
        <table:cell-content-change table:id="ct170">
          <table:cell-address table:column="2" table:row="10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3"/>
          </table:previous>
        </table:cell-content-change>
        <table:cell-content-change table:id="ct171">
          <table:cell-address table:column="2" table:row="11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3"/>
          </table:previous>
        </table:cell-content-change>
        <table:cell-content-change table:id="ct172">
          <table:cell-address table:column="2" table:row="12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3"/>
          </table:previous>
        </table:cell-content-change>
        <table:cell-content-change table:id="ct173">
          <table:cell-address table:column="2" table:row="13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4"/>
          </table:previous>
        </table:cell-content-change>
        <table:cell-content-change table:id="ct174">
          <table:cell-address table:column="2" table:row="14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4"/>
          </table:previous>
        </table:cell-content-change>
        <table:cell-content-change table:id="ct175">
          <table:cell-address table:column="2" table:row="15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4"/>
          </table:previous>
        </table:cell-content-change>
        <table:cell-content-change table:id="ct176">
          <table:cell-address table:column="2" table:row="16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4"/>
          </table:previous>
        </table:cell-content-change>
        <table:cell-content-change table:id="ct177">
          <table:cell-address table:column="2" table:row="17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5"/>
          </table:previous>
        </table:cell-content-change>
        <table:cell-content-change table:id="ct178">
          <table:cell-address table:column="2" table:row="18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5"/>
          </table:previous>
        </table:cell-content-change>
        <table:cell-content-change table:id="ct179">
          <table:cell-address table:column="2" table:row="19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5"/>
          </table:previous>
        </table:cell-content-change>
        <table:cell-content-change table:id="ct180">
          <table:cell-address table:column="2" table:row="20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5"/>
          </table:previous>
        </table:cell-content-change>
        <table:cell-content-change table:id="ct181">
          <table:cell-address table:column="2" table:row="21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6"/>
          </table:previous>
        </table:cell-content-change>
        <table:cell-content-change table:id="ct182">
          <table:cell-address table:column="2" table:row="22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6"/>
          </table:previous>
        </table:cell-content-change>
        <table:cell-content-change table:id="ct183">
          <table:cell-address table:column="2" table:row="23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6"/>
          </table:previous>
        </table:cell-content-change>
        <table:cell-content-change table:id="ct184">
          <table:cell-address table:column="2" table:row="24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6"/>
          </table:previous>
        </table:cell-content-change>
        <table:cell-content-change table:id="ct185">
          <table:cell-address table:column="2" table:row="25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6"/>
          </table:previous>
        </table:cell-content-change>
        <table:cell-content-change table:id="ct186">
          <table:cell-address table:column="2" table:row="26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7"/>
          </table:previous>
        </table:cell-content-change>
        <table:cell-content-change table:id="ct187">
          <table:cell-address table:column="2" table:row="27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7"/>
          </table:previous>
        </table:cell-content-change>
        <table:cell-content-change table:id="ct188">
          <table:cell-address table:column="2" table:row="28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7"/>
          </table:previous>
        </table:cell-content-change>
        <table:cell-content-change table:id="ct189">
          <table:cell-address table:column="2" table:row="29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7"/>
          </table:previous>
        </table:cell-content-change>
        <table:cell-content-change table:id="ct190">
          <table:cell-address table:column="2" table:row="30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7"/>
          </table:previous>
        </table:cell-content-change>
        <table:cell-content-change table:id="ct191">
          <table:cell-address table:column="2" table:row="31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8"/>
          </table:previous>
        </table:cell-content-change>
        <table:cell-content-change table:id="ct192">
          <table:cell-address table:column="2" table:row="32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8"/>
          </table:previous>
        </table:cell-content-change>
        <table:cell-content-change table:id="ct193">
          <table:cell-address table:column="2" table:row="33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8"/>
          </table:previous>
        </table:cell-content-change>
        <table:cell-content-change table:id="ct194">
          <table:cell-address table:column="2" table:row="34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8"/>
          </table:previous>
        </table:cell-content-change>
        <table:cell-content-change table:id="ct195">
          <table:cell-address table:column="2" table:row="35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8"/>
          </table:previous>
        </table:cell-content-change>
        <table:cell-content-change table:id="ct196">
          <table:cell-address table:column="2" table:row="36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9"/>
          </table:previous>
        </table:cell-content-change>
        <table:cell-content-change table:id="ct197">
          <table:cell-address table:column="2" table:row="37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9"/>
          </table:previous>
        </table:cell-content-change>
        <table:cell-content-change table:id="ct198">
          <table:cell-address table:column="2" table:row="38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9"/>
          </table:previous>
        </table:cell-content-change>
        <table:cell-content-change table:id="ct199">
          <table:cell-address table:column="2" table:row="39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9"/>
          </table:previous>
        </table:cell-content-change>
        <table:cell-content-change table:id="ct200">
          <table:cell-address table:column="2" table:row="40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9"/>
          </table:previous>
        </table:cell-content-change>
        <table:cell-content-change table:id="ct201">
          <table:cell-address table:column="2" table:row="41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2">
          <table:cell-address table:column="2" table:row="42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3">
          <table:cell-address table:column="2" table:row="43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4">
          <table:cell-address table:column="2" table:row="44" table:table="3"/>
          <office:change-info>
            <dc:creator> </dc:creator>
            <dc:date>2020-02-08T09:29:48.42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5">
          <table:cell-address table:column="2" table:row="4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10"/>
          </table:previous>
        </table:cell-content-change>
        <table:cell-content-change table:id="ct206">
          <table:cell-address table:column="2" table:row="4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9"/>
          </table:previous>
        </table:cell-content-change>
        <table:cell-content-change table:id="ct207">
          <table:cell-address table:column="2" table:row="4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9"/>
          </table:previous>
        </table:cell-content-change>
        <table:cell-content-change table:id="ct208">
          <table:cell-address table:column="2" table:row="4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9"/>
          </table:previous>
        </table:cell-content-change>
        <table:cell-content-change table:id="ct209">
          <table:cell-address table:column="2" table:row="4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9"/>
          </table:previous>
        </table:cell-content-change>
        <table:cell-content-change table:id="ct210">
          <table:cell-address table:column="2" table:row="5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9"/>
          </table:previous>
        </table:cell-content-change>
        <table:cell-content-change table:id="ct211">
          <table:cell-address table:column="2" table:row="5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9"/>
          </table:previous>
        </table:cell-content-change>
        <table:cell-content-change table:id="ct212">
          <table:cell-address table:column="2" table:row="5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10"/>
          </table:previous>
        </table:cell-content-change>
        <table:cell-content-change table:id="ct213">
          <table:cell-address table:column="2" table:row="5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10"/>
          </table:previous>
        </table:cell-content-change>
        <table:cell-content-change table:id="ct214">
          <table:cell-address table:column="2" table:row="5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10"/>
          </table:previous>
        </table:cell-content-change>
        <table:cell-content-change table:id="ct215">
          <table:cell-address table:column="2" table:row="5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10"/>
          </table:previous>
        </table:cell-content-change>
        <table:cell-content-change table:id="ct216">
          <table:cell-address table:column="2" table:row="5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10"/>
          </table:previous>
        </table:cell-content-change>
        <table:cell-content-change table:id="ct217">
          <table:cell-address table:column="3" table:row="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18">
          <table:cell-address table:column="3" table:row="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19">
          <table:cell-address table:column="3" table:row="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20">
          <table:cell-address table:column="3" table:row="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21">
          <table:cell-address table:column="3" table:row="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22">
          <table:cell-address table:column="3" table:row="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23">
          <table:cell-address table:column="3" table:row="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24">
          <table:cell-address table:column="3" table:row="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25">
          <table:cell-address table:column="3" table:row="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26">
          <table:cell-address table:column="3" table:row="1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27">
          <table:cell-address table:column="3" table:row="1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28">
          <table:cell-address table:column="3" table:row="1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29">
          <table:cell-address table:column="3" table:row="1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30">
          <table:cell-address table:column="3" table:row="1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31">
          <table:cell-address table:column="3" table:row="1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32">
          <table:cell-address table:column="3" table:row="1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33">
          <table:cell-address table:column="3" table:row="1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34">
          <table:cell-address table:column="3" table:row="1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35">
          <table:cell-address table:column="3" table:row="1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36">
          <table:cell-address table:column="3" table:row="2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37">
          <table:cell-address table:column="3" table:row="2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38">
          <table:cell-address table:column="3" table:row="2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39">
          <table:cell-address table:column="3" table:row="2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40">
          <table:cell-address table:column="3" table:row="2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41">
          <table:cell-address table:column="3" table:row="2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42">
          <table:cell-address table:column="3" table:row="2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43">
          <table:cell-address table:column="3" table:row="2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44">
          <table:cell-address table:column="3" table:row="2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45">
          <table:cell-address table:column="3" table:row="2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46">
          <table:cell-address table:column="3" table:row="3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47">
          <table:cell-address table:column="3" table:row="3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48">
          <table:cell-address table:column="3" table:row="3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49">
          <table:cell-address table:column="3" table:row="3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50">
          <table:cell-address table:column="3" table:row="3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51">
          <table:cell-address table:column="3" table:row="3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52">
          <table:cell-address table:column="3" table:row="36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53">
          <table:cell-address table:column="3" table:row="37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54">
          <table:cell-address table:column="3" table:row="38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55">
          <table:cell-address table:column="3" table:row="39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56">
          <table:cell-address table:column="3" table:row="40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57">
          <table:cell-address table:column="3" table:row="41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58">
          <table:cell-address table:column="3" table:row="42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59">
          <table:cell-address table:column="3" table:row="43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60">
          <table:cell-address table:column="3" table:row="44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61">
          <table:cell-address table:column="3" table:row="45" table:table="3"/>
          <office:change-info>
            <dc:creator> </dc:creator>
            <dc:date>2020-02-08T09:29:48.426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62">
          <table:cell-address table:column="3" table:row="4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63">
          <table:cell-address table:column="3" table:row="4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64">
          <table:cell-address table:column="3" table:row="4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65">
          <table:cell-address table:column="3" table:row="4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66">
          <table:cell-address table:column="3" table:row="5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67">
          <table:cell-address table:column="3" table:row="5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68">
          <table:cell-address table:column="3" table:row="5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69">
          <table:cell-address table:column="3" table:row="5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70">
          <table:cell-address table:column="3" table:row="5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71">
          <table:cell-address table:column="3" table:row="5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72">
          <table:cell-address table:column="3" table:row="5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73">
          <table:cell-address table:column="4" table:row="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74">
          <table:cell-address table:column="4" table:row="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75">
          <table:cell-address table:column="4" table:row="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76">
          <table:cell-address table:column="4" table:row="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77">
          <table:cell-address table:column="4" table:row="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78">
          <table:cell-address table:column="4" table:row="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79">
          <table:cell-address table:column="4" table:row="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0">
          <table:cell-address table:column="4" table:row="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1">
          <table:cell-address table:column="4" table:row="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2">
          <table:cell-address table:column="4" table:row="1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3">
          <table:cell-address table:column="4" table:row="1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4">
          <table:cell-address table:column="4" table:row="1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5">
          <table:cell-address table:column="4" table:row="1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6">
          <table:cell-address table:column="4" table:row="1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7">
          <table:cell-address table:column="4" table:row="1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8">
          <table:cell-address table:column="4" table:row="1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89">
          <table:cell-address table:column="4" table:row="1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90">
          <table:cell-address table:column="4" table:row="1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91">
          <table:cell-address table:column="4" table:row="1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92">
          <table:cell-address table:column="4" table:row="2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4"/>
          </table:previous>
        </table:cell-content-change>
        <table:cell-content-change table:id="ct293">
          <table:cell-address table:column="4" table:row="21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294">
          <table:cell-address table:column="4" table:row="22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295">
          <table:cell-address table:column="4" table:row="23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296">
          <table:cell-address table:column="4" table:row="24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297">
          <table:cell-address table:column="4" table:row="25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298">
          <table:cell-address table:column="4" table:row="26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299">
          <table:cell-address table:column="4" table:row="27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300">
          <table:cell-address table:column="4" table:row="28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301">
          <table:cell-address table:column="4" table:row="29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302">
          <table:cell-address table:column="4" table:row="30" table:table="3"/>
          <office:change-info>
            <dc:creator> </dc:creator>
            <dc:date>2020-02-08T09:29:48.426000000</dc:date>
          </office:change-info>
          <table:previous>
            <table:change-track-table-cell office:value-type="float" office:value="5"/>
          </table:previous>
        </table:cell-content-change>
        <table:cell-content-change table:id="ct303">
          <table:cell-address table:column="4" table:row="3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04">
          <table:cell-address table:column="4" table:row="3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05">
          <table:cell-address table:column="4" table:row="3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06">
          <table:cell-address table:column="4" table:row="3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07">
          <table:cell-address table:column="4" table:row="3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08">
          <table:cell-address table:column="4" table:row="3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09">
          <table:cell-address table:column="4" table:row="37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0">
          <table:cell-address table:column="4" table:row="38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1">
          <table:cell-address table:column="4" table:row="39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2">
          <table:cell-address table:column="4" table:row="40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3">
          <table:cell-address table:column="4" table:row="4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4">
          <table:cell-address table:column="4" table:row="4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5">
          <table:cell-address table:column="4" table:row="4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6">
          <table:cell-address table:column="4" table:row="4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7">
          <table:cell-address table:column="4" table:row="4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18">
          <table:cell-address table:column="4" table:row="4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6"/>
          </table:previous>
        </table:cell-content-change>
        <table:cell-content-change table:id="ct319">
          <table:cell-address table:column="4" table:row="47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6"/>
          </table:previous>
        </table:cell-content-change>
        <table:cell-content-change table:id="ct320">
          <table:cell-address table:column="4" table:row="48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6"/>
          </table:previous>
        </table:cell-content-change>
        <table:cell-content-change table:id="ct321">
          <table:cell-address table:column="4" table:row="49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6"/>
          </table:previous>
        </table:cell-content-change>
        <table:cell-content-change table:id="ct322">
          <table:cell-address table:column="4" table:row="50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6"/>
          </table:previous>
        </table:cell-content-change>
        <table:cell-content-change table:id="ct323">
          <table:cell-address table:column="4" table:row="5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6"/>
          </table:previous>
        </table:cell-content-change>
        <table:cell-content-change table:id="ct324">
          <table:cell-address table:column="4" table:row="5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25">
          <table:cell-address table:column="4" table:row="5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26">
          <table:cell-address table:column="4" table:row="5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27">
          <table:cell-address table:column="4" table:row="5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28">
          <table:cell-address table:column="4" table:row="5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29">
          <table:cell-address table:column="5" table:row="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30">
          <table:cell-address table:column="5" table:row="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31">
          <table:cell-address table:column="5" table:row="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32">
          <table:cell-address table:column="5" table:row="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33">
          <table:cell-address table:column="5" table:row="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34">
          <table:cell-address table:column="5" table:row="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35">
          <table:cell-address table:column="5" table:row="7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36">
          <table:cell-address table:column="5" table:row="8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37">
          <table:cell-address table:column="5" table:row="9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38">
          <table:cell-address table:column="5" table:row="10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39">
          <table:cell-address table:column="5" table:row="1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40">
          <table:cell-address table:column="5" table:row="1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41">
          <table:cell-address table:column="5" table:row="1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42">
          <table:cell-address table:column="5" table:row="1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43">
          <table:cell-address table:column="5" table:row="1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44">
          <table:cell-address table:column="5" table:row="1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45">
          <table:cell-address table:column="5" table:row="17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46">
          <table:cell-address table:column="5" table:row="18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47">
          <table:cell-address table:column="5" table:row="19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48">
          <table:cell-address table:column="5" table:row="20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49">
          <table:cell-address table:column="5" table:row="2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50">
          <table:cell-address table:column="5" table:row="2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51">
          <table:cell-address table:column="5" table:row="2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52">
          <table:cell-address table:column="5" table:row="2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53">
          <table:cell-address table:column="5" table:row="2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54">
          <table:cell-address table:column="5" table:row="2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55">
          <table:cell-address table:column="5" table:row="27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56">
          <table:cell-address table:column="5" table:row="28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57">
          <table:cell-address table:column="5" table:row="29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58">
          <table:cell-address table:column="5" table:row="30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59">
          <table:cell-address table:column="5" table:row="3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60">
          <table:cell-address table:column="5" table:row="3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61">
          <table:cell-address table:column="5" table:row="3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62">
          <table:cell-address table:column="5" table:row="3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63">
          <table:cell-address table:column="5" table:row="3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64">
          <table:cell-address table:column="5" table:row="3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65">
          <table:cell-address table:column="5" table:row="37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66">
          <table:cell-address table:column="5" table:row="38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67">
          <table:cell-address table:column="5" table:row="39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68">
          <table:cell-address table:column="5" table:row="40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69">
          <table:cell-address table:column="5" table:row="4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70">
          <table:cell-address table:column="5" table:row="4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71">
          <table:cell-address table:column="5" table:row="4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72">
          <table:cell-address table:column="5" table:row="4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73">
          <table:cell-address table:column="5" table:row="4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74">
          <table:cell-address table:column="5" table:row="4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75">
          <table:cell-address table:column="5" table:row="47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76">
          <table:cell-address table:column="5" table:row="48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77">
          <table:cell-address table:column="5" table:row="49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78">
          <table:cell-address table:column="5" table:row="50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79">
          <table:cell-address table:column="5" table:row="5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6"/>
          </table:previous>
        </table:cell-content-change>
        <table:cell-content-change table:id="ct380">
          <table:cell-address table:column="5" table:row="5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1"/>
          </table:previous>
        </table:cell-content-change>
        <table:cell-content-change table:id="ct381">
          <table:cell-address table:column="5" table:row="5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"/>
          </table:previous>
        </table:cell-content-change>
        <table:cell-content-change table:id="ct382">
          <table:cell-address table:column="5" table:row="5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3"/>
          </table:previous>
        </table:cell-content-change>
        <table:cell-content-change table:id="ct383">
          <table:cell-address table:column="5" table:row="5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4"/>
          </table:previous>
        </table:cell-content-change>
        <table:cell-content-change table:id="ct384">
          <table:cell-address table:column="5" table:row="56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5"/>
          </table:previous>
        </table:cell-content-change>
        <table:cell-content-change table:id="ct385">
          <table:cell-address table:column="6" table:row="1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5"/>
          </table:previous>
        </table:cell-content-change>
        <table:cell-content-change table:id="ct386">
          <table:cell-address table:column="6" table:row="2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5"/>
          </table:previous>
        </table:cell-content-change>
        <table:cell-content-change table:id="ct387">
          <table:cell-address table:column="6" table:row="3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5"/>
          </table:previous>
        </table:cell-content-change>
        <table:cell-content-change table:id="ct388">
          <table:cell-address table:column="6" table:row="4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5"/>
          </table:previous>
        </table:cell-content-change>
        <table:cell-content-change table:id="ct389">
          <table:cell-address table:column="6" table:row="5" table:table="3"/>
          <office:change-info>
            <dc:creator> </dc:creator>
            <dc:date>2020-02-08T09:29:48.427000000</dc:date>
          </office:change-info>
          <table:previous>
            <table:change-track-table-cell office:value-type="float" office:value="25"/>
          </table:previous>
        </table:cell-content-change>
        <table:cell-content-change table:id="ct390">
          <table:cell-address table:column="6" table:row="6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1">
          <table:cell-address table:column="6" table:row="7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2">
          <table:cell-address table:column="6" table:row="8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3">
          <table:cell-address table:column="6" table:row="9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4">
          <table:cell-address table:column="6" table:row="10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5">
          <table:cell-address table:column="6" table:row="11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6">
          <table:cell-address table:column="6" table:row="12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7">
          <table:cell-address table:column="6" table:row="13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8">
          <table:cell-address table:column="6" table:row="14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399">
          <table:cell-address table:column="6" table:row="15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00">
          <table:cell-address table:column="6" table:row="16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01">
          <table:cell-address table:column="6" table:row="17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02">
          <table:cell-address table:column="6" table:row="18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03">
          <table:cell-address table:column="6" table:row="19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04">
          <table:cell-address table:column="6" table:row="20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05">
          <table:cell-address table:column="6" table:row="21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06">
          <table:cell-address table:column="6" table:row="22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07">
          <table:cell-address table:column="6" table:row="23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08">
          <table:cell-address table:column="6" table:row="24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09">
          <table:cell-address table:column="6" table:row="25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0">
          <table:cell-address table:column="6" table:row="26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1">
          <table:cell-address table:column="6" table:row="27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2">
          <table:cell-address table:column="6" table:row="28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3">
          <table:cell-address table:column="6" table:row="29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4">
          <table:cell-address table:column="6" table:row="30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5">
          <table:cell-address table:column="6" table:row="31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6">
          <table:cell-address table:column="6" table:row="32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7">
          <table:cell-address table:column="6" table:row="33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8">
          <table:cell-address table:column="6" table:row="34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19">
          <table:cell-address table:column="6" table:row="35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20">
          <table:cell-address table:column="6" table:row="36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21">
          <table:cell-address table:column="6" table:row="37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22">
          <table:cell-address table:column="6" table:row="38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15"/>
          </table:previous>
        </table:cell-content-change>
        <table:cell-content-change table:id="ct423">
          <table:cell-address table:column="6" table:row="39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24">
          <table:cell-address table:column="6" table:row="40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25">
          <table:cell-address table:column="6" table:row="41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26">
          <table:cell-address table:column="6" table:row="42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27">
          <table:cell-address table:column="6" table:row="43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15"/>
          </table:previous>
        </table:cell-content-change>
        <table:cell-content-change table:id="ct428">
          <table:cell-address table:column="6" table:row="44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29">
          <table:cell-address table:column="6" table:row="45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5"/>
          </table:previous>
        </table:cell-content-change>
        <table:cell-content-change table:id="ct430">
          <table:cell-address table:column="6" table:row="46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31">
          <table:cell-address table:column="6" table:row="47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32">
          <table:cell-address table:column="6" table:row="48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10"/>
          </table:previous>
        </table:cell-content-change>
        <table:cell-content-change table:id="ct433">
          <table:cell-address table:column="6" table:row="49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18"/>
          </table:previous>
        </table:cell-content-change>
        <table:cell-content-change table:id="ct434">
          <table:cell-address table:column="6" table:row="50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2"/>
          </table:previous>
        </table:cell-content-change>
        <table:cell-content-change table:id="ct435">
          <table:cell-address table:column="6" table:row="51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10"/>
          </table:previous>
        </table:cell-content-change>
        <table:cell-content-change table:id="ct436">
          <table:cell-address table:column="6" table:row="52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37">
          <table:cell-address table:column="6" table:row="53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38">
          <table:cell-address table:column="6" table:row="54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39">
          <table:cell-address table:column="6" table:row="55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40">
          <table:cell-address table:column="6" table:row="56" table:table="3"/>
          <office:change-info>
            <dc:creator> </dc:creator>
            <dc:date>2020-02-08T09:29:48.428000000</dc:date>
          </office:change-info>
          <table:previous>
            <table:change-track-table-cell office:value-type="float" office:value="20"/>
          </table:previous>
        </table:cell-content-change>
        <table:cell-content-change table:id="ct441">
          <table:cell-address table:column="7" table:row="1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42">
          <table:cell-address table:column="7" table:row="2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43">
          <table:cell-address table:column="7" table:row="3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44">
          <table:cell-address table:column="7" table:row="4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45">
          <table:cell-address table:column="7" table:row="5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46">
          <table:cell-address table:column="7" table:row="6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47">
          <table:cell-address table:column="7" table:row="7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48">
          <table:cell-address table:column="7" table:row="8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49">
          <table:cell-address table:column="7" table:row="9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50">
          <table:cell-address table:column="7" table:row="10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51">
          <table:cell-address table:column="7" table:row="11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52">
          <table:cell-address table:column="7" table:row="12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453">
          <table:cell-address table:column="7" table:row="13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54">
          <table:cell-address table:column="7" table:row="14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55">
          <table:cell-address table:column="7" table:row="15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56">
          <table:cell-address table:column="7" table:row="16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457">
          <table:cell-address table:column="7" table:row="17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458">
          <table:cell-address table:column="7" table:row="18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59">
          <table:cell-address table:column="7" table:row="19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460">
          <table:cell-address table:column="7" table:row="20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461">
          <table:cell-address table:column="7" table:row="21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462">
          <table:cell-address table:column="7" table:row="22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3">
          <table:cell-address table:column="7" table:row="23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464">
          <table:cell-address table:column="7" table:row="24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5">
          <table:cell-address table:column="7" table:row="25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6">
          <table:cell-address table:column="7" table:row="26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7">
          <table:cell-address table:column="7" table:row="27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8">
          <table:cell-address table:column="7" table:row="28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69">
          <table:cell-address table:column="7" table:row="29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70">
          <table:cell-address table:column="7" table:row="30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1">
          <table:cell-address table:column="7" table:row="31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72">
          <table:cell-address table:column="7" table:row="32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3">
          <table:cell-address table:column="7" table:row="33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74">
          <table:cell-address table:column="7" table:row="34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75">
          <table:cell-address table:column="7" table:row="35" table:table="3"/>
          <office:change-info>
            <dc:creator> </dc:creator>
            <dc:date>2020-02-08T09:29:48.428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6">
          <table:cell-address table:column="7" table:row="3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77">
          <table:cell-address table:column="7" table:row="37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8">
          <table:cell-address table:column="7" table:row="38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79">
          <table:cell-address table:column="7" table:row="39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80">
          <table:cell-address table:column="7" table:row="40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81">
          <table:cell-address table:column="7" table:row="4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82">
          <table:cell-address table:column="7" table:row="4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83">
          <table:cell-address table:column="7" table:row="4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84">
          <table:cell-address table:column="7" table:row="4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85">
          <table:cell-address table:column="7" table:row="4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86">
          <table:cell-address table:column="7" table:row="4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87">
          <table:cell-address table:column="7" table:row="47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88">
          <table:cell-address table:column="7" table:row="48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489">
          <table:cell-address table:column="7" table:row="49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490">
          <table:cell-address table:column="7" table:row="50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91">
          <table:cell-address table:column="7" table:row="5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492">
          <table:cell-address table:column="7" table:row="5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493">
          <table:cell-address table:column="7" table:row="5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94">
          <table:cell-address table:column="7" table:row="5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495">
          <table:cell-address table:column="7" table:row="5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496">
          <table:cell-address table:column="7" table:row="5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497">
          <table:cell-address table:column="8" table:row="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8">
          <table:cell-address table:column="8" table:row="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9">
          <table:cell-address table:column="8" table:row="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0">
          <table:cell-address table:column="8" table:row="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1">
          <table:cell-address table:column="8" table:row="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2">
          <table:cell-address table:column="8" table:row="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3">
          <table:cell-address table:column="8" table:row="7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4">
          <table:cell-address table:column="8" table:row="8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5">
          <table:cell-address table:column="8" table:row="9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6">
          <table:cell-address table:column="8" table:row="10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7">
          <table:cell-address table:column="8" table:row="1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8">
          <table:cell-address table:column="8" table:row="1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9">
          <table:cell-address table:column="8" table:row="1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0">
          <table:cell-address table:column="8" table:row="1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1">
          <table:cell-address table:column="8" table:row="1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2">
          <table:cell-address table:column="8" table:row="1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3">
          <table:cell-address table:column="8" table:row="17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4">
          <table:cell-address table:column="8" table:row="18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5">
          <table:cell-address table:column="8" table:row="19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6">
          <table:cell-address table:column="8" table:row="20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7">
          <table:cell-address table:column="8" table:row="2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8">
          <table:cell-address table:column="8" table:row="2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9">
          <table:cell-address table:column="8" table:row="2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0">
          <table:cell-address table:column="8" table:row="2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1">
          <table:cell-address table:column="8" table:row="2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2">
          <table:cell-address table:column="8" table:row="2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3">
          <table:cell-address table:column="8" table:row="27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4">
          <table:cell-address table:column="8" table:row="28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5">
          <table:cell-address table:column="8" table:row="29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6">
          <table:cell-address table:column="8" table:row="30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7">
          <table:cell-address table:column="8" table:row="3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8">
          <table:cell-address table:column="8" table:row="3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9">
          <table:cell-address table:column="8" table:row="3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0">
          <table:cell-address table:column="8" table:row="3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1">
          <table:cell-address table:column="8" table:row="3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2">
          <table:cell-address table:column="8" table:row="3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3">
          <table:cell-address table:column="8" table:row="37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4">
          <table:cell-address table:column="8" table:row="38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5">
          <table:cell-address table:column="8" table:row="39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6">
          <table:cell-address table:column="8" table:row="40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7">
          <table:cell-address table:column="8" table:row="4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8">
          <table:cell-address table:column="8" table:row="4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9">
          <table:cell-address table:column="8" table:row="4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0">
          <table:cell-address table:column="8" table:row="4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1">
          <table:cell-address table:column="8" table:row="4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2">
          <table:cell-address table:column="8" table:row="4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3">
          <table:cell-address table:column="8" table:row="47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4">
          <table:cell-address table:column="8" table:row="48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5">
          <table:cell-address table:column="8" table:row="49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6">
          <table:cell-address table:column="8" table:row="50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7">
          <table:cell-address table:column="8" table:row="51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8">
          <table:cell-address table:column="8" table:row="52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9">
          <table:cell-address table:column="8" table:row="53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50">
          <table:cell-address table:column="8" table:row="54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51">
          <table:cell-address table:column="8" table:row="55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52">
          <table:cell-address table:column="8" table:row="56" table:table="3"/>
          <office:change-info>
            <dc:creator> </dc:creator>
            <dc:date>2020-02-08T09:29:48.429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53">
          <table:cell-address table:column="10" table:row="17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554">
          <table:cell-address table:column="10" table:row="18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555">
          <table:cell-address table:column="10" table:row="19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556">
          <table:cell-address table:column="10" table:row="20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557">
          <table:cell-address table:column="10" table:row="31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558">
          <table:cell-address table:column="10" table:row="32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559">
          <table:cell-address table:column="10" table:row="33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560">
          <table:cell-address table:column="10" table:row="34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561">
          <table:cell-address table:column="10" table:row="35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562">
          <table:cell-address table:column="11" table:row="1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3">
          <table:cell-address table:column="11" table:row="2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4">
          <table:cell-address table:column="11" table:row="3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5">
          <table:cell-address table:column="11" table:row="4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6">
          <table:cell-address table:column="11" table:row="5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7">
          <table:cell-address table:column="11" table:row="6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8">
          <table:cell-address table:column="11" table:row="7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9">
          <table:cell-address table:column="11" table:row="8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0">
          <table:cell-address table:column="11" table:row="9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1">
          <table:cell-address table:column="11" table:row="10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2">
          <table:cell-address table:column="11" table:row="11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3">
          <table:cell-address table:column="11" table:row="12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4">
          <table:cell-address table:column="11" table:row="13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5">
          <table:cell-address table:column="11" table:row="14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6">
          <table:cell-address table:column="11" table:row="15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7">
          <table:cell-address table:column="11" table:row="16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8">
          <table:cell-address table:column="11" table:row="17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9">
          <table:cell-address table:column="11" table:row="18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0">
          <table:cell-address table:column="11" table:row="19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1">
          <table:cell-address table:column="11" table:row="20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2">
          <table:cell-address table:column="11" table:row="21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3">
          <table:cell-address table:column="11" table:row="22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4">
          <table:cell-address table:column="11" table:row="23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5">
          <table:cell-address table:column="11" table:row="24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6">
          <table:cell-address table:column="11" table:row="25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7">
          <table:cell-address table:column="11" table:row="26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8">
          <table:cell-address table:column="11" table:row="27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9">
          <table:cell-address table:column="11" table:row="28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0">
          <table:cell-address table:column="11" table:row="29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1">
          <table:cell-address table:column="11" table:row="30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2">
          <table:cell-address table:column="11" table:row="31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3">
          <table:cell-address table:column="11" table:row="32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4">
          <table:cell-address table:column="11" table:row="33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5">
          <table:cell-address table:column="11" table:row="34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6">
          <table:cell-address table:column="11" table:row="35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7">
          <table:cell-address table:column="11" table:row="36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8">
          <table:cell-address table:column="11" table:row="37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9">
          <table:cell-address table:column="11" table:row="38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0">
          <table:cell-address table:column="11" table:row="39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1">
          <table:cell-address table:column="11" table:row="40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2">
          <table:cell-address table:column="11" table:row="41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3">
          <table:cell-address table:column="11" table:row="42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4">
          <table:cell-address table:column="11" table:row="43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5">
          <table:cell-address table:column="11" table:row="44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6">
          <table:cell-address table:column="11" table:row="45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7">
          <table:cell-address table:column="11" table:row="46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608">
          <table:cell-address table:column="11" table:row="47" table:table="3"/>
          <office:change-info>
            <dc:creator> </dc:creator>
            <dc:date>2020-02-08T09:29:58.610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609">
          <table:cell-address table:column="11" table:row="48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610">
          <table:cell-address table:column="11" table:row="49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611">
          <table:cell-address table:column="11" table:row="50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612">
          <table:cell-address table:column="11" table:row="51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613">
          <table:cell-address table:column="11" table:row="52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4">
          <table:cell-address table:column="11" table:row="53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5">
          <table:cell-address table:column="11" table:row="54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6">
          <table:cell-address table:column="11" table:row="55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7">
          <table:cell-address table:column="11" table:row="56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8">
          <table:cell-address table:column="13" table:row="1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19">
          <table:cell-address table:column="13" table:row="2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0">
          <table:cell-address table:column="13" table:row="3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1">
          <table:cell-address table:column="13" table:row="4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2">
          <table:cell-address table:column="13" table:row="5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3">
          <table:cell-address table:column="13" table:row="6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4">
          <table:cell-address table:column="13" table:row="7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5">
          <table:cell-address table:column="13" table:row="8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6">
          <table:cell-address table:column="13" table:row="9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7">
          <table:cell-address table:column="13" table:row="10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8">
          <table:cell-address table:column="13" table:row="11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29">
          <table:cell-address table:column="13" table:row="12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0">
          <table:cell-address table:column="13" table:row="13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1">
          <table:cell-address table:column="13" table:row="14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2">
          <table:cell-address table:column="13" table:row="15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3">
          <table:cell-address table:column="13" table:row="16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4">
          <table:cell-address table:column="13" table:row="17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5">
          <table:cell-address table:column="13" table:row="18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6">
          <table:cell-address table:column="13" table:row="19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7">
          <table:cell-address table:column="13" table:row="20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8">
          <table:cell-address table:column="13" table:row="21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39">
          <table:cell-address table:column="13" table:row="22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0">
          <table:cell-address table:column="13" table:row="23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1">
          <table:cell-address table:column="13" table:row="24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2">
          <table:cell-address table:column="13" table:row="25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3">
          <table:cell-address table:column="13" table:row="26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4">
          <table:cell-address table:column="13" table:row="27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5">
          <table:cell-address table:column="13" table:row="28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6">
          <table:cell-address table:column="13" table:row="29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7">
          <table:cell-address table:column="13" table:row="30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8">
          <table:cell-address table:column="13" table:row="31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49">
          <table:cell-address table:column="13" table:row="32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0">
          <table:cell-address table:column="13" table:row="33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1">
          <table:cell-address table:column="13" table:row="34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2">
          <table:cell-address table:column="13" table:row="35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3">
          <table:cell-address table:column="13" table:row="36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4">
          <table:cell-address table:column="13" table:row="37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5">
          <table:cell-address table:column="13" table:row="38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6">
          <table:cell-address table:column="13" table:row="39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7">
          <table:cell-address table:column="13" table:row="40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8">
          <table:cell-address table:column="13" table:row="41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59">
          <table:cell-address table:column="13" table:row="42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0">
          <table:cell-address table:column="13" table:row="43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1">
          <table:cell-address table:column="13" table:row="44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2">
          <table:cell-address table:column="13" table:row="45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3">
          <table:cell-address table:column="13" table:row="46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4">
          <table:cell-address table:column="13" table:row="47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5">
          <table:cell-address table:column="13" table:row="48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6">
          <table:cell-address table:column="13" table:row="49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7">
          <table:cell-address table:column="13" table:row="50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8">
          <table:cell-address table:column="13" table:row="51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69">
          <table:cell-address table:column="13" table:row="52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70">
          <table:cell-address table:column="13" table:row="53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71">
          <table:cell-address table:column="13" table:row="54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72">
          <table:cell-address table:column="13" table:row="55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73">
          <table:cell-address table:column="13" table:row="56" table:table="3"/>
          <office:change-info>
            <dc:creator> </dc:creator>
            <dc:date>2020-02-08T09:29:58.611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674">
          <table:cell-address table:column="5" table:row="1" table:table="2"/>
          <office:change-info>
            <dc:creator> </dc:creator>
            <dc:date>2020-02-08T09:31:02.633000000</dc:date>
          </office:change-info>
          <table:previous table:id="ct100">
            <table:change-track-table-cell office:value-type="date" office:date-value="2020-07-03"/>
          </table:previous>
        </table:cell-content-change>
        <table:cell-content-change table:id="ct675">
          <table:cell-address table:column="4" table:row="1" table:table="5"/>
          <office:change-info>
            <dc:creator> </dc:creator>
            <dc:date>2020-02-08T09:35:25.267000000</dc:date>
          </office:change-info>
          <table:previous>
            <table:change-track-table-cell/>
          </table:previous>
        </table:cell-content-change>
        <table:cell-content-change table:id="ct676">
          <table:cell-address table:column="4" table:row="2" table:table="5"/>
          <office:change-info>
            <dc:creator> </dc:creator>
            <dc:date>2020-02-08T09:36:05.981000000</dc:date>
          </office:change-info>
          <table:previous>
            <table:change-track-table-cell/>
          </table:previous>
        </table:cell-content-change>
        <table:cell-content-change table:id="ct677">
          <table:cell-address table:column="4" table:row="3" table:table="5"/>
          <office:change-info>
            <dc:creator> </dc:creator>
            <dc:date>2020-02-08T09:36:10.329000000</dc:date>
          </office:change-info>
          <table:previous>
            <table:change-track-table-cell/>
          </table:previous>
        </table:cell-content-change>
        <table:cell-content-change table:id="ct678">
          <table:cell-address table:column="4" table:row="4" table:table="5"/>
          <office:change-info>
            <dc:creator> </dc:creator>
            <dc:date>2020-02-08T09:36:14.035000000</dc:date>
          </office:change-info>
          <table:previous>
            <table:change-track-table-cell/>
          </table:previous>
        </table:cell-content-change>
        <table:cell-content-change table:id="ct679">
          <table:cell-address table:column="4" table:row="5" table:table="5"/>
          <office:change-info>
            <dc:creator> </dc:creator>
            <dc:date>2020-02-08T09:37:09.693000000</dc:date>
          </office:change-info>
          <table:previous>
            <table:change-track-table-cell/>
          </table:previous>
        </table:cell-content-change>
        <table:cell-content-change table:id="ct680">
          <table:cell-address table:column="4" table:row="5" table:table="5"/>
          <office:change-info>
            <dc:creator> </dc:creator>
            <dc:date>2020-02-08T09:37:23.175000000</dc:date>
          </office:change-info>
          <table:previous table:id="ct679">
            <table:change-track-table-cell office:value-type="string">
              <text:p>A Philosophy of Technology: from Technical Artefacts to Sociotechnical Systems. </text:p>
            </table:change-track-table-cell>
          </table:previous>
        </table:cell-content-change>
        <table:cell-content-change table:id="ct681">
          <table:cell-address table:column="4" table:row="6" table:table="5"/>
          <office:change-info>
            <dc:creator> </dc:creator>
            <dc:date>2020-02-08T09:37:29.829000000</dc:date>
          </office:change-info>
          <table:previous>
            <table:change-track-table-cell/>
          </table:previous>
        </table:cell-content-change>
        <table:cell-content-change table:id="ct682">
          <table:cell-address table:column="4" table:row="6" table:table="5"/>
          <office:change-info>
            <dc:creator> </dc:creator>
            <dc:date>2020-02-08T09:37:41.618000000</dc:date>
          </office:change-info>
          <table:previous table:id="ct681">
            <table:change-track-table-cell office:value-type="string">
              <text:p>Guns don’t kill, people kill”: values in and/or around technologies</text:p>
            </table:change-track-table-cell>
          </table:previous>
        </table:cell-content-change>
        <table:cell-content-change table:id="ct683">
          <table:cell-address table:column="4" table:row="7" table:table="5"/>
          <office:change-info>
            <dc:creator> </dc:creator>
            <dc:date>2020-02-08T09:37:58.057000000</dc:date>
          </office:change-info>
          <table:previous>
            <table:change-track-table-cell/>
          </table:previous>
        </table:cell-content-change>
        <table:cell-content-change table:id="ct684">
          <table:cell-address table:column="5" table:row="1" table:table="5"/>
          <office:change-info>
            <dc:creator> </dc:creator>
            <dc:date>2020-02-08T09:38:23.302000000</dc:date>
          </office:change-info>
          <table:previous>
            <table:change-track-table-cell/>
          </table:previous>
        </table:cell-content-change>
        <table:cell-content-change table:id="ct685">
          <table:cell-address table:column="5" table:row="2" table:table="5"/>
          <office:change-info>
            <dc:creator> </dc:creator>
            <dc:date>2020-02-08T09:38:27.260000000</dc:date>
          </office:change-info>
          <table:previous>
            <table:change-track-table-cell/>
          </table:previous>
        </table:cell-content-change>
        <table:cell-content-change table:id="ct686">
          <table:cell-address table:column="5" table:row="3" table:table="5"/>
          <office:change-info>
            <dc:creator> </dc:creator>
            <dc:date>2020-02-08T09:38:30.531000000</dc:date>
          </office:change-info>
          <table:previous>
            <table:change-track-table-cell/>
          </table:previous>
        </table:cell-content-change>
        <table:cell-content-change table:id="ct687">
          <table:cell-address table:column="5" table:row="4" table:table="5"/>
          <office:change-info>
            <dc:creator> </dc:creator>
            <dc:date>2020-02-08T09:38:34.596000000</dc:date>
          </office:change-info>
          <table:previous>
            <table:change-track-table-cell/>
          </table:previous>
        </table:cell-content-change>
        <table:cell-content-change table:id="ct688">
          <table:cell-address table:column="5" table:row="5" table:table="5"/>
          <office:change-info>
            <dc:creator> </dc:creator>
            <dc:date>2020-02-08T09:38:37.811000000</dc:date>
          </office:change-info>
          <table:previous>
            <table:change-track-table-cell/>
          </table:previous>
        </table:cell-content-change>
        <table:cell-content-change table:id="ct689">
          <table:cell-address table:column="5" table:row="6" table:table="5"/>
          <office:change-info>
            <dc:creator> </dc:creator>
            <dc:date>2020-02-08T09:39:16.292000000</dc:date>
          </office:change-info>
          <table:previous>
            <table:change-track-table-cell/>
          </table:previous>
        </table:cell-content-change>
        <table:cell-content-change table:id="ct690">
          <table:cell-address table:column="5" table:row="5" table:table="5"/>
          <office:change-info>
            <dc:creator> </dc:creator>
            <dc:date>2020-02-08T09:39:22.495000000</dc:date>
          </office:change-info>
          <table:previous table:id="ct688">
            <table:change-track-table-cell office:value-type="string">
              <text:p>Read Group Meeting 4</text:p>
            </table:change-track-table-cell>
          </table:previous>
        </table:cell-content-change>
        <table:cell-content-change table:id="ct691">
          <table:cell-address table:column="5" table:row="7" table:table="5"/>
          <office:change-info>
            <dc:creator> </dc:creator>
            <dc:date>2020-02-08T09:39:24.880000000</dc:date>
          </office:change-info>
          <table:previous>
            <table:change-track-table-cell/>
          </table:previous>
        </table:cell-content-change>
        <table:cell-content-change table:id="ct692">
          <table:cell-address table:column="7" table:row="1" table:table="5"/>
          <office:change-info>
            <dc:creator> </dc:creator>
            <dc:date>2020-02-08T09:39:58.026000000</dc:date>
          </office:change-info>
          <table:previous>
            <table:change-track-table-cell/>
          </table:previous>
        </table:cell-content-change>
        <table:cell-content-change table:id="ct693">
          <table:cell-address table:column="7" table:row="2" table:table="5"/>
          <office:change-info>
            <dc:creator> </dc:creator>
            <dc:date>2020-02-08T09:40:02.458000000</dc:date>
          </office:change-info>
          <table:previous>
            <table:change-track-table-cell/>
          </table:previous>
        </table:cell-content-change>
        <table:cell-content-change table:id="ct694">
          <table:cell-address table:column="7" table:row="3" table:table="5"/>
          <office:change-info>
            <dc:creator> </dc:creator>
            <dc:date>2020-02-08T09:40:03.271000000</dc:date>
          </office:change-info>
          <table:previous>
            <table:change-track-table-cell/>
          </table:previous>
        </table:cell-content-change>
        <table:cell-content-change table:id="ct695">
          <table:cell-address table:column="7" table:row="4" table:table="5"/>
          <office:change-info>
            <dc:creator> </dc:creator>
            <dc:date>2020-02-08T09:40:05.567000000</dc:date>
          </office:change-info>
          <table:previous>
            <table:change-track-table-cell/>
          </table:previous>
        </table:cell-content-change>
        <table:cell-content-change table:id="ct696">
          <table:cell-address table:column="7" table:row="5" table:table="5"/>
          <office:change-info>
            <dc:creator> </dc:creator>
            <dc:date>2020-02-08T09:40:06.506000000</dc:date>
          </office:change-info>
          <table:previous>
            <table:change-track-table-cell/>
          </table:previous>
        </table:cell-content-change>
        <table:cell-content-change table:id="ct697">
          <table:cell-address table:column="7" table:row="6" table:table="5"/>
          <office:change-info>
            <dc:creator> </dc:creator>
            <dc:date>2020-02-08T09:40:07.295000000</dc:date>
          </office:change-info>
          <table:previous>
            <table:change-track-table-cell/>
          </table:previous>
        </table:cell-content-change>
        <table:cell-content-change table:id="ct698">
          <table:cell-address table:column="7" table:row="7" table:table="5"/>
          <office:change-info>
            <dc:creator> </dc:creator>
            <dc:date>2020-02-08T09:40:07.930000000</dc:date>
          </office:change-info>
          <table:previous>
            <table:change-track-table-cell/>
          </table:previous>
        </table:cell-content-change>
        <table:cell-content-change table:id="ct699">
          <table:cell-address table:column="0" table:row="1" table:table="5"/>
          <office:change-info>
            <dc:creator> </dc:creator>
            <dc:date>2020-02-08T09:40:14.966000000</dc:date>
          </office:change-info>
          <table:previous>
            <table:change-track-table-cell/>
          </table:previous>
        </table:cell-content-change>
        <table:cell-content-change table:id="ct700">
          <table:cell-address table:column="0" table:row="1" table:table="5"/>
          <office:change-info>
            <dc:creator> </dc:creator>
            <dc:date>2020-02-08T09:40:15.763000000</dc:date>
          </office:change-info>
          <table:previous table:id="ct699">
            <table:change-track-table-cell office:value-type="float" office:value="2"/>
          </table:previous>
        </table:cell-content-change>
        <table:cell-content-change table:id="ct701">
          <table:cell-address table:column="0" table:row="2" table:table="5"/>
          <office:change-info>
            <dc:creator> </dc:creator>
            <dc:date>2020-02-08T09:40:16.167000000</dc:date>
          </office:change-info>
          <table:previous>
            <table:change-track-table-cell/>
          </table:previous>
        </table:cell-content-change>
        <table:cell-content-change table:id="ct702">
          <table:cell-address table:column="0" table:row="3" table:table="5"/>
          <office:change-info>
            <dc:creator> </dc:creator>
            <dc:date>2020-02-08T09:40:16.448000000</dc:date>
          </office:change-info>
          <table:previous>
            <table:change-track-table-cell/>
          </table:previous>
        </table:cell-content-change>
        <table:cell-content-change table:id="ct703">
          <table:cell-address table:column="0" table:row="4" table:table="5"/>
          <office:change-info>
            <dc:creator> </dc:creator>
            <dc:date>2020-02-08T09:40:16.787000000</dc:date>
          </office:change-info>
          <table:previous>
            <table:change-track-table-cell/>
          </table:previous>
        </table:cell-content-change>
        <table:cell-content-change table:id="ct704">
          <table:cell-address table:column="0" table:row="5" table:table="5"/>
          <office:change-info>
            <dc:creator> </dc:creator>
            <dc:date>2020-02-08T09:40:17.091000000</dc:date>
          </office:change-info>
          <table:previous>
            <table:change-track-table-cell/>
          </table:previous>
        </table:cell-content-change>
        <table:cell-content-change table:id="ct705">
          <table:cell-address table:column="0" table:row="6" table:table="5"/>
          <office:change-info>
            <dc:creator> </dc:creator>
            <dc:date>2020-02-08T09:40:17.372000000</dc:date>
          </office:change-info>
          <table:previous>
            <table:change-track-table-cell/>
          </table:previous>
        </table:cell-content-change>
        <table:cell-content-change table:id="ct706">
          <table:cell-address table:column="0" table:row="7" table:table="5"/>
          <office:change-info>
            <dc:creator> </dc:creator>
            <dc:date>2020-02-08T09:40:17.720000000</dc:date>
          </office:change-info>
          <table:previous>
            <table:change-track-table-cell/>
          </table:previous>
        </table:cell-content-change>
        <table:cell-content-change table:id="ct707">
          <table:cell-address table:column="3" table:row="1" table:table="5"/>
          <office:change-info>
            <dc:creator> </dc:creator>
            <dc:date>2020-02-08T09:40:20.565000000</dc:date>
          </office:change-info>
          <table:previous>
            <table:change-track-table-cell/>
          </table:previous>
        </table:cell-content-change>
        <table:cell-content-change table:id="ct708">
          <table:cell-address table:column="3" table:row="2" table:table="5"/>
          <office:change-info>
            <dc:creator> </dc:creator>
            <dc:date>2020-02-08T09:40:21.989000000</dc:date>
          </office:change-info>
          <table:previous>
            <table:change-track-table-cell/>
          </table:previous>
        </table:cell-content-change>
        <table:cell-content-change table:id="ct709">
          <table:cell-address table:column="3" table:row="3" table:table="5"/>
          <office:change-info>
            <dc:creator> </dc:creator>
            <dc:date>2020-02-08T09:40:22.436000000</dc:date>
          </office:change-info>
          <table:previous>
            <table:change-track-table-cell/>
          </table:previous>
        </table:cell-content-change>
        <table:cell-content-change table:id="ct710">
          <table:cell-address table:column="3" table:row="4" table:table="5"/>
          <office:change-info>
            <dc:creator> </dc:creator>
            <dc:date>2020-02-08T09:40:22.786000000</dc:date>
          </office:change-info>
          <table:previous>
            <table:change-track-table-cell/>
          </table:previous>
        </table:cell-content-change>
        <table:cell-content-change table:id="ct711">
          <table:cell-address table:column="3" table:row="5" table:table="5"/>
          <office:change-info>
            <dc:creator> </dc:creator>
            <dc:date>2020-02-08T09:40:23.089000000</dc:date>
          </office:change-info>
          <table:previous>
            <table:change-track-table-cell/>
          </table:previous>
        </table:cell-content-change>
        <table:cell-content-change table:id="ct712">
          <table:cell-address table:column="3" table:row="6" table:table="5"/>
          <office:change-info>
            <dc:creator> </dc:creator>
            <dc:date>2020-02-08T09:40:23.397000000</dc:date>
          </office:change-info>
          <table:previous>
            <table:change-track-table-cell/>
          </table:previous>
        </table:cell-content-change>
        <table:cell-content-change table:id="ct713">
          <table:cell-address table:column="3" table:row="7" table:table="5"/>
          <office:change-info>
            <dc:creator> </dc:creator>
            <dc:date>2020-02-08T09:40:23.751000000</dc:date>
          </office:change-info>
          <table:previous>
            <table:change-track-table-cell/>
          </table:previous>
        </table:cell-content-change>
        <table:cell-content-change table:id="ct714">
          <table:cell-address table:column="4" table:row="1" table:table="5"/>
          <office:change-info>
            <dc:creator> </dc:creator>
            <dc:date>2020-02-08T09:40:34.879000000</dc:date>
          </office:change-info>
          <table:previous table:id="ct675">
            <table:change-track-table-cell office:value-type="string">
              <text:p>Ethics, Tech and Eng <text:span text:style-name="T5">p. 1-30, 65-119, 127-147, 249-274.</text:span></text:p>
            </table:change-track-table-cell>
          </table:previous>
        </table:cell-content-change>
        <table:cell-content-change table:id="ct715">
          <table:cell-address table:column="4" table:row="2" table:table="5"/>
          <office:change-info>
            <dc:creator> </dc:creator>
            <dc:date>2020-02-08T09:40:43.666000000</dc:date>
          </office:change-info>
          <table:previous table:id="ct676">
            <table:change-track-table-cell office:value-type="string">
              <text:p>David Koepsell, 2010. On Genies and Bottles: Scientists’ Moral Responsibility and Dangerous Technology. Science and Engineering Ethics. </text:p>
            </table:change-track-table-cell>
          </table:previous>
        </table:cell-content-change>
        <table:cell-content-change table:id="ct716">
          <table:cell-address table:column="4" table:row="3" table:table="5"/>
          <office:change-info>
            <dc:creator> </dc:creator>
            <dc:date>2020-02-08T09:40:46.286000000</dc:date>
          </office:change-info>
          <table:previous table:id="ct677">
            <table:change-track-table-cell office:value-type="string">
              <text:p>Russell P. Boisjoly et al., 1989. Roger Boisjoly and the Challenger Disaster: the Ethical Dimensions. Journal of Businness Ethics. Special access kindly provided by RU.</text:p>
            </table:change-track-table-cell>
          </table:previous>
        </table:cell-content-change>
        <table:cell-content-change table:id="ct717">
          <table:cell-address table:column="4" table:row="4" table:table="5"/>
          <office:change-info>
            <dc:creator> </dc:creator>
            <dc:date>2020-02-08T09:40:50.019000000</dc:date>
          </office:change-info>
          <table:previous table:id="ct678">
            <table:change-track-table-cell office:value-type="string">
              <text:p>Steven Goldberg, 1987. The Space Shuttle Tragedy and the Ethics of Engineering. Jurimetrics. Special access kindly provided by RU.</text:p>
            </table:change-track-table-cell>
          </table:previous>
        </table:cell-content-change>
        <table:cell-content-change table:id="ct718">
          <table:cell-address table:column="4" table:row="5" table:table="5"/>
          <office:change-info>
            <dc:creator> </dc:creator>
            <dc:date>2020-02-08T09:40:52.505000000</dc:date>
          </office:change-info>
          <table:previous table:id="ct680">
            <table:change-track-table-cell office:value-type="string">
              <text:p>A Philosophy of Technology: from Technical Artefacts to Sociotechnical Systems. Ch. 1, Technical artefacts, fragment pp. 16-18. THE MORAL STATUS OF TECHNICAL ARTEFACTS. </text:p>
            </table:change-track-table-cell>
          </table:previous>
        </table:cell-content-change>
        <table:cell-content-change table:id="ct719">
          <table:cell-address table:column="4" table:row="6" table:table="5"/>
          <office:change-info>
            <dc:creator> </dc:creator>
            <dc:date>2020-02-08T09:40:54.659000000</dc:date>
          </office:change-info>
          <table:previous table:id="ct682">
            <table:change-track-table-cell office:value-type="string">
              <text:p>Guns don’t kill, people kill: values in and/or around technologies Excerpts from pp. 89-101 (attached)</text:p>
            </table:change-track-table-cell>
          </table:previous>
        </table:cell-content-change>
        <table:cell-content-change table:id="ct720">
          <table:cell-address table:column="4" table:row="7" table:table="5"/>
          <office:change-info>
            <dc:creator> </dc:creator>
            <dc:date>2020-02-08T09:40:58.487000000</dc:date>
          </office:change-info>
          <table:previous table:id="ct683">
            <table:change-track-table-cell office:value-type="string">
              <text:p>Jeroen van den Hoven, 2013. Value Sensitive Design and Responsible Innovation. In Richard Owen, John Bessant, and Maggy Heintz, eds., Responsible Innovation. John Wiley &amp; Sons, Ltd.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thics and Engineering for Aerospace Engineering</text:p>
          </table:table-cell>
          <table:table-cell table:style-name="ce6" office:value-type="string" calcext:value-type="string">
            <text:p>WM0324LR</text:p>
          </table:table-cell>
          <table:table-cell table:style-name="ce6" table:content-validation-name="val1" office:value-type="string" calcext:value-type="string">
            <text:p>uni.ethai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Why do ethics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2-06" calcext:value-type="date">
            <text:p>2020-02-0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Ethics 101 – ethical theories</text:p>
          </table:table-cell>
          <table:table-cell table:style-name="ce6" office:value-type="float" office:value="2" calcext:value-type="float">
            <text:p>2</text:p>
          </table:table-cell>
          <table:table-cell table:style-name="ce15" table:content-validation-name="val4" office:value-type="date" office:date-value="2020-02-13" calcext:value-type="date">
            <text:p>2020-02-1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From ethics to practice and Technology and values</text:p>
          </table:table-cell>
          <table:table-cell table:style-name="ce6" office:value-type="float" office:value="3" calcext:value-type="float">
            <text:p>3</text:p>
          </table:table-cell>
          <table:table-cell table:style-name="ce15" table:content-validation-name="val4" office:value-type="date" office:date-value="2020-02-20" calcext:value-type="date">
            <text:p>2020-02-2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Technologies and values</text:p>
          </table:table-cell>
          <table:table-cell table:style-name="ce6" office:value-type="float" office:value="4" calcext:value-type="float">
            <text:p>4</text:p>
          </table:table-cell>
          <table:table-cell table:style-name="ce15" table:content-validation-name="val4" office:value-type="date" office:date-value="2020-02-27" calcext:value-type="date">
            <text:p>2020-02-2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Machines and Humanity</text:p>
          </table:table-cell>
          <table:table-cell table:style-name="ce6" office:value-type="float" office:value="5" calcext:value-type="float">
            <text:p>5</text:p>
          </table:table-cell>
          <table:table-cell table:style-name="ce15" table:content-validation-name="val4" office:value-type="date" office:date-value="2020-03-05" calcext:value-type="date">
            <text:p>2020-03-05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Work and finance</text:p>
          </table:table-cell>
          <table:table-cell table:style-name="ce6" office:value-type="float" office:value="6" calcext:value-type="float">
            <text:p>6</text:p>
          </table:table-cell>
          <table:table-cell table:style-name="ce15" table:content-validation-name="val4" office:value-type="date" office:date-value="2020-03-12" calcext:value-type="date">
            <text:p>2020-03-1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Decisions and responsibility</text:p>
          </table:table-cell>
          <table:table-cell table:style-name="ce6" office:value-type="float" office:value="7" calcext:value-type="float">
            <text:p>7</text:p>
          </table:table-cell>
          <table:table-cell table:style-name="ce15" table:content-validation-name="val4" office:value-type="date" office:date-value="2020-03-19" calcext:value-type="date">
            <text:p>2020-03-19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Read Group Meeting 1</text:p>
          </table:table-cell>
          <table:table-cell table:style-name="ce6" office:value-type="float" office:value="8" calcext:value-type="float">
            <text:p>8</text:p>
          </table:table-cell>
          <table:table-cell table:style-name="ce15" table:content-validation-name="val4" office:value-type="date" office:date-value="2020-04-16" calcext:value-type="date">
            <text:p>2020-04-1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Read Group Meeting 2</text:p>
          </table:table-cell>
          <table:table-cell table:style-name="ce6" office:value-type="float" office:value="9" calcext:value-type="float">
            <text:p>9</text:p>
          </table:table-cell>
          <table:table-cell table:style-name="ce15" table:content-validation-name="val4" office:value-type="date" office:date-value="2020-04-23" calcext:value-type="date">
            <text:p>2020-04-2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Read Group Meeting 3</text:p>
          </table:table-cell>
          <table:table-cell table:style-name="ce6" office:value-type="float" office:value="10" calcext:value-type="float">
            <text:p>10</text:p>
          </table:table-cell>
          <table:table-cell table:style-name="ce15" table:content-validation-name="val4" office:value-type="date" office:date-value="2020-05-07" calcext:value-type="date">
            <text:p>2020-05-0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Read Group Meeting 4</text:p>
          </table:table-cell>
          <table:table-cell table:style-name="ce6" office:value-type="float" office:value="11" calcext:value-type="float">
            <text:p>11</text:p>
          </table:table-cell>
          <table:table-cell table:style-name="ce15" table:content-validation-name="val4" office:value-type="date" office:date-value="2020-05-14" calcext:value-type="date">
            <text:p>2020-05-1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Read Group Meeting 5</text:p>
          </table:table-cell>
          <table:table-cell table:style-name="ce6" office:value-type="float" office:value="12" calcext:value-type="float">
            <text:p>12</text:p>
          </table:table-cell>
          <table:table-cell table:style-name="ce15" table:content-validation-name="val4" office:value-type="date" office:date-value="2020-05-28" calcext:value-type="date">
            <text:p>2020-05-2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Read Group Meeting 6</text:p>
          </table:table-cell>
          <table:table-cell table:style-name="ce6" office:value-type="float" office:value="13" calcext:value-type="float">
            <text:p>13</text:p>
          </table:table-cell>
          <table:table-cell table:style-name="ce15" table:content-validation-name="val4" office:value-type="date" office:date-value="2020-06-04" calcext:value-type="date">
            <text:p>2020-06-0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Read Group Meeting 7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content-validation-name="val4" office:value-type="date" office:date-value="2020-06-11" calcext:value-type="date">
            <text:p>2020-06-11</text:p>
          </table:table-cell>
          <table:table-cell table:number-columns-repeated="59"/>
        </table:table-row>
        <table:table-row table:style-name="ro1" table:number-rows-repeated="985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3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2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 office:value-type="string" calcext:value-type="string">
            <text:p>Research brief</text:p>
          </table:table-cell>
          <table:table-cell table:style-name="ce6"/>
          <table:table-cell table:style-name="ce15" table:content-validation-name="val4" office:value-type="date" office:date-value="2020-07-03T23:59:00" calcext:value-type="date">
            <text:p>2020-07-03</text:p>
          </table:table-cell>
          <table:table-cell table:style-name="ce6" office:value-type="string" calcext:value-type="string">
            <text:p>Overview</text:p>
          </table:table-cell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>
          <table:table-cell table:style-name="ce6" table:content-validation-name="val5"/>
          <table:table-cell table:style-name="ce6"/>
          <table:table-cell table:style-name="ce8"/>
          <table:table-cell table:style-name="ce6" table:number-columns-repeated="2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>
          <table:table-cell table:style-name="ce6" table:content-validation-name="val5"/>
          <table:table-cell table:style-name="ce6" table:number-columns-repeated="3"/>
          <table:table-cell table:style-name="ce8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996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5" table:default-cell-style-name="ce1"/>
        <table:table-column table:style-name="co18" table:default-cell-style-name="ce40"/>
        <table:table-column table:style-name="co19" table:default-cell-style-name="ce1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40"/>
        <table:table-column table:style-name="co25" table:default-cell-style-name="ce40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Old Cours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];[Lectures.C$1:.E10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Brightspace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];[Lectures.C$1:.E10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Studeersnel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];[Lectures.C$1:.E10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Aerostudents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];[Lectures.C$1:.E10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Goldmin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];[Lectures.C$1:.E10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];[Lectures.C$1:.E10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];[Lectures.C$1:.E10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];[Lectures.C$1:.E10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];[Lectures.C$1:.E10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];[Lectures.C$1:.E10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];[Lectures.C$1:.E10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];[Lectures.C$1:.E10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];[Lectures.C$1:.E10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];[Lectures.C$1:.E10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];[Lectures.C$1:.E10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];[Lectures.C$1:.E10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];[Lectures.C$1:.E10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];[Lectures.C$1:.E10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];[Lectures.C$1:.E10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];[Lectures.C$1:.E10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];[Lectures.C$1:.E10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];[Lectures.C$1:.E10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];[Lectures.C$1:.E10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];[Lectures.C$1:.E10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];[Lectures.C$1:.E10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];[Lectures.C$1:.E10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];[Lectures.C$1:.E10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7];[Lectures.C$1:.E1035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8];[Lectures.C$1:.E1036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9];[Lectures.C$1:.E1037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0];[Lectures.C$1:.E1038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1];[Lectures.C$1:.E1039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2];[Lectures.C$1:.E1040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3];[Lectures.C$1:.E10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4];[Lectures.C$1:.E10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5];[Lectures.C$1:.E10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6];[Lectures.C$1:.E10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];[Lectures.C$1:.E10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];[Lectures.C$1:.E10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];[Lectures.C$1:.E10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];[Lectures.C$1:.E10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];[Lectures.C$1:.E10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];[Lectures.C$1:.E10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];[Lectures.C$1:.E10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];[Lectures.C$1:.E10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];[Lectures.C$1:.E10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];[Lectures.C$1:.E10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];[Lectures.C$1:.E10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5"/>
        <table:table-column table:style-name="co10" table:default-cell-style-name="ce5"/>
        <table:table-column table:style-name="co11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0" table:default-cell-style-name="ce28"/>
        <table:table-column table:style-name="co11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25" table:default-cell-style-name="ce29"/>
        <table:table-column table:style-name="co38" table:default-cell-style-name="ce28"/>
        <table:table-column table:style-name="co3" table:default-cell-style-name="ce28"/>
        <table:table-column table:style-name="co39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yllabus:Ethics, Tech and Eng <text:span text:style-name="T3">p. 1-30, 65-119, 127-147, 249-274.</text:span></text:p>
          </table:table-cell>
          <table:table-cell table:style-name="ce6" table:content-validation-name="val14" office:value-type="string" calcext:value-type="string">
            <text:p>Read Group Meeting 1</text:p>
          </table:table-cell>
          <table:table-cell table:style-name="ce22" table:content-validation-name="val15" table:formula="of:=VLOOKUP([.F2];[Lectures.C$1:.E1000];3;0)" office:value-type="date" office:date-value="2020-04-16" calcext:value-type="date">
            <text:p>2020-04-16</text:p>
          </table:table-cell>
          <table:table-cell table:style-name="ce26" table:content-validation-name="val7" office:value-type="float" office:value="90" calcext:value-type="float">
            <text:p>90</text:p>
          </table:table-cell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<text:span text:style-name="T4">Syllabus:</text:span>David Koepsell, 2010. On Genies and Bottles: Scientists’ Moral Responsibility and Dangerous Technology. Science and Engineering Ethics. </text:p>
          </table:table-cell>
          <table:table-cell table:style-name="ce6" table:content-validation-name="val14" office:value-type="string" calcext:value-type="string">
            <text:p>Read Group Meeting 2</text:p>
          </table:table-cell>
          <table:table-cell table:style-name="ce22" table:content-validation-name="val15" table:formula="of:=VLOOKUP([.F3];[Lectures.C$1:.E1001];3;0)" office:value-type="date" office:date-value="2020-04-23" calcext:value-type="date">
            <text:p>2020-04-23</text:p>
          </table:table-cell>
          <table:table-cell table:style-name="ce26" table:content-validation-name="val7" office:value-type="float" office:value="90" calcext:value-type="float">
            <text:p>90</text:p>
          </table:table-cell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<text:span text:style-name="T4">Syllabus:</text:span>Russell P. Boisjoly et al., 1989. Roger Boisjoly and the Challenger Disaster: the Ethical Dimensions. Journal of Businness Ethics. Special access kindly provided by RU.</text:p>
          </table:table-cell>
          <table:table-cell table:style-name="ce6" table:content-validation-name="val14" office:value-type="string" calcext:value-type="string">
            <text:p>Read Group Meeting 3</text:p>
          </table:table-cell>
          <table:table-cell table:style-name="ce22" table:content-validation-name="val15" table:formula="of:=VLOOKUP([.F4];[Lectures.C$1:.E1002];3;0)" office:value-type="date" office:date-value="2020-05-07" calcext:value-type="date">
            <text:p>2020-05-07</text:p>
          </table:table-cell>
          <table:table-cell table:style-name="ce26" table:content-validation-name="val7" office:value-type="float" office:value="90" calcext:value-type="float">
            <text:p>90</text:p>
          </table:table-cell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<text:span text:style-name="T4">Syllabus:</text:span>Steven Goldberg, 1987. The Space Shuttle Tragedy and the Ethics of Engineering. Jurimetrics. Special access kindly provided by RU.</text:p>
          </table:table-cell>
          <table:table-cell table:style-name="ce6" table:content-validation-name="val14" office:value-type="string" calcext:value-type="string">
            <text:p>Read Group Meeting 4</text:p>
          </table:table-cell>
          <table:table-cell table:style-name="ce22" table:content-validation-name="val15" table:formula="of:=VLOOKUP([.F5];[Lectures.C$1:.E1003];3;0)" office:value-type="date" office:date-value="2020-05-14" calcext:value-type="date">
            <text:p>2020-05-14</text:p>
          </table:table-cell>
          <table:table-cell table:style-name="ce26" table:content-validation-name="val7" office:value-type="float" office:value="90" calcext:value-type="float">
            <text:p>90</text:p>
          </table:table-cell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<text:span text:style-name="T4">Syllabus:</text:span>A Philosophy of Technology: from Technical Artefacts to Sociotechnical Systems. Ch. 1, Technical artefacts, fragment pp. 16-18. THE MORAL STATUS OF TECHNICAL ARTEFACTS. </text:p>
          </table:table-cell>
          <table:table-cell table:style-name="ce6" table:content-validation-name="val14" office:value-type="string" calcext:value-type="string">
            <text:p>Read Group Meeting 5</text:p>
          </table:table-cell>
          <table:table-cell table:style-name="ce22" table:content-validation-name="val15" table:formula="of:=VLOOKUP([.F6];[Lectures.C$1:.E1004];3;0)" office:value-type="date" office:date-value="2020-05-28" calcext:value-type="date">
            <text:p>2020-05-28</text:p>
          </table:table-cell>
          <table:table-cell table:style-name="ce26" table:content-validation-name="val7" office:value-type="float" office:value="90" calcext:value-type="float">
            <text:p>90</text:p>
          </table:table-cell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<text:span text:style-name="T4">Syllabus:</text:span>Guns don’t kill, people kill: values in and/or around technologies Excerpts from pp. 89-101 (attached)</text:p>
          </table:table-cell>
          <table:table-cell table:style-name="ce6" table:content-validation-name="val14" office:value-type="string" calcext:value-type="string">
            <text:p>Read Group Meeting 6</text:p>
          </table:table-cell>
          <table:table-cell table:style-name="ce22" table:content-validation-name="val15" table:formula="of:=VLOOKUP([.F7];[Lectures.C$1:.E1005];3;0)" office:value-type="date" office:date-value="2020-06-04" calcext:value-type="date">
            <text:p>2020-06-04</text:p>
          </table:table-cell>
          <table:table-cell table:style-name="ce26" table:content-validation-name="val7" office:value-type="float" office:value="90" calcext:value-type="float">
            <text:p>90</text:p>
          </table:table-cell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<text:span text:style-name="T4">Syllabus:</text:span>Jeroen van den Hoven, 2013. Value Sensitive Design and Responsible Innovation. In Richard Owen, John Bessant, and Maggy Heintz, eds., Responsible Innovation. John Wiley &amp; Sons, Ltd.</text:p>
          </table:table-cell>
          <table:table-cell table:style-name="ce6" table:content-validation-name="val14" office:value-type="string" calcext:value-type="string">
            <text:p>Read Group Meeting 7</text:p>
          </table:table-cell>
          <table:table-cell table:style-name="ce22" table:content-validation-name="val15" table:formula="of:=VLOOKUP([.F8];[Lectures.C$1:.E1006];3;0)" office:value-type="date" office:date-value="2020-06-11" calcext:value-type="date">
            <text:p>2020-06-11</text:p>
          </table:table-cell>
          <table:table-cell table:style-name="ce26" table:content-validation-name="val7" office:value-type="float" office:value="90" calcext:value-type="float">
            <text:p>90</text:p>
          </table:table-cell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0" table:default-cell-style-name="ce1"/>
        <table:table-column table:style-name="co25" table:default-cell-style-name="ce2"/>
        <table:table-column table:style-name="co22" table:default-cell-style-name="ce1"/>
        <table:table-column table:style-name="co41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>
          <table:table-cell table:style-name="ce15" table:content-validation-name="val15" office:value-type="date" office:date-value="2020-04-02T08:30:00" calcext:value-type="date">
            <text:p>2020-04-02</text:p>
          </table:table-cell>
          <table:table-cell table:style-name="ce7" office:value-type="string" calcext:value-type="string">
            <text:p>Hal2 or in EOS N01.55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09:48:26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2-08T10:41:27.354000000</dc:date>
    <meta:editing-duration>PT19M49S</meta:editing-duration>
    <meta:editing-cycles>17</meta:editing-cycles>
    <meta:document-statistic meta:table-count="7" meta:cell-count="4116" meta:object-count="0"/>
  </office:meta>
</office:document-meta>
</file>